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7.68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1310923" calcext:value-type="float">
            <text:p>1310923</text:p>
          </table:table-cell>
        </table:table-row>
        <table:table-row table:style-name="ro1">
          <table:table-cell/>
          <table:table-cell office:value-type="float" office:value="1183278" calcext:value-type="float">
            <text:p>1183278</text:p>
          </table:table-cell>
        </table:table-row>
        <table:table-row table:style-name="ro1">
          <table:table-cell/>
          <table:table-cell office:value-type="float" office:value="1191397" calcext:value-type="float">
            <text:p>1191397</text:p>
          </table:table-cell>
        </table:table-row>
        <table:table-row table:style-name="ro1">
          <table:table-cell/>
          <table:table-cell office:value-type="float" office:value="1193738" calcext:value-type="float">
            <text:p>1193738</text:p>
          </table:table-cell>
        </table:table-row>
        <table:table-row table:style-name="ro1">
          <table:table-cell/>
          <table:table-cell office:value-type="float" office:value="1161568" calcext:value-type="float">
            <text:p>1161568</text:p>
          </table:table-cell>
        </table:table-row>
        <table:table-row table:style-name="ro1">
          <table:table-cell/>
          <table:table-cell office:value-type="float" office:value="1333541" calcext:value-type="float">
            <text:p>1333541</text:p>
          </table:table-cell>
        </table:table-row>
        <table:table-row table:style-name="ro1">
          <table:table-cell/>
          <table:table-cell office:value-type="float" office:value="1305583" calcext:value-type="float">
            <text:p>1305583</text:p>
          </table:table-cell>
        </table:table-row>
        <table:table-row table:style-name="ro1">
          <table:table-cell/>
          <table:table-cell office:value-type="float" office:value="1215912" calcext:value-type="float">
            <text:p>1215912</text:p>
          </table:table-cell>
        </table:table-row>
        <table:table-row table:style-name="ro1">
          <table:table-cell/>
          <table:table-cell office:value-type="float" office:value="1218155" calcext:value-type="float">
            <text:p>1218155</text:p>
          </table:table-cell>
        </table:table-row>
        <table:table-row table:style-name="ro1">
          <table:table-cell/>
          <table:table-cell office:value-type="float" office:value="1257078" calcext:value-type="float">
            <text:p>1257078</text:p>
          </table:table-cell>
        </table:table-row>
        <table:table-row table:style-name="ro1">
          <table:table-cell/>
          <table:table-cell office:value-type="float" office:value="1347071" calcext:value-type="float">
            <text:p>1347071</text:p>
          </table:table-cell>
        </table:table-row>
        <table:table-row table:style-name="ro1">
          <table:table-cell/>
          <table:table-cell office:value-type="float" office:value="1197300" calcext:value-type="float">
            <text:p>1197300</text:p>
          </table:table-cell>
        </table:table-row>
        <table:table-row table:style-name="ro1">
          <table:table-cell/>
          <table:table-cell office:value-type="float" office:value="1179887" calcext:value-type="float">
            <text:p>1179887</text:p>
          </table:table-cell>
        </table:table-row>
        <table:table-row table:style-name="ro1">
          <table:table-cell/>
          <table:table-cell office:value-type="float" office:value="1309391" calcext:value-type="float">
            <text:p>1309391</text:p>
          </table:table-cell>
        </table:table-row>
        <table:table-row table:style-name="ro1">
          <table:table-cell/>
          <table:table-cell office:value-type="float" office:value="1167069" calcext:value-type="float">
            <text:p>1167069</text:p>
          </table:table-cell>
        </table:table-row>
        <table:table-row table:style-name="ro1">
          <table:table-cell/>
          <table:table-cell office:value-type="float" office:value="1195172" calcext:value-type="float">
            <text:p>1195172</text:p>
          </table:table-cell>
        </table:table-row>
        <table:table-row table:style-name="ro1">
          <table:table-cell/>
          <table:table-cell office:value-type="float" office:value="1228750" calcext:value-type="float">
            <text:p>1228750</text:p>
          </table:table-cell>
        </table:table-row>
        <table:table-row table:style-name="ro1">
          <table:table-cell/>
          <table:table-cell office:value-type="float" office:value="1211304" calcext:value-type="float">
            <text:p>1211304</text:p>
          </table:table-cell>
        </table:table-row>
        <table:table-row table:style-name="ro1">
          <table:table-cell/>
          <table:table-cell office:value-type="float" office:value="1265587" calcext:value-type="float">
            <text:p>1265587</text:p>
          </table:table-cell>
        </table:table-row>
        <table:table-row table:style-name="ro1">
          <table:table-cell/>
          <table:table-cell office:value-type="float" office:value="1175892" calcext:value-type="float">
            <text:p>1175892</text:p>
          </table:table-cell>
        </table:table-row>
        <table:table-row table:style-name="ro1">
          <table:table-cell/>
          <table:table-cell office:value-type="float" office:value="1302506" calcext:value-type="float">
            <text:p>1302506</text:p>
          </table:table-cell>
        </table:table-row>
        <table:table-row table:style-name="ro1">
          <table:table-cell/>
          <table:table-cell office:value-type="float" office:value="1169908" calcext:value-type="float">
            <text:p>1169908</text:p>
          </table:table-cell>
        </table:table-row>
        <table:table-row table:style-name="ro1">
          <table:table-cell/>
          <table:table-cell office:value-type="float" office:value="1223825" calcext:value-type="float">
            <text:p>1223825</text:p>
          </table:table-cell>
        </table:table-row>
        <table:table-row table:style-name="ro1">
          <table:table-cell/>
          <table:table-cell office:value-type="float" office:value="1287980" calcext:value-type="float">
            <text:p>1287980</text:p>
          </table:table-cell>
        </table:table-row>
        <table:table-row table:style-name="ro1">
          <table:table-cell/>
          <table:table-cell office:value-type="float" office:value="1300222" calcext:value-type="float">
            <text:p>1300222</text:p>
          </table:table-cell>
        </table:table-row>
        <table:table-row table:style-name="ro1">
          <table:table-cell/>
          <table:table-cell office:value-type="float" office:value="1226180" calcext:value-type="float">
            <text:p>1226180</text:p>
          </table:table-cell>
        </table:table-row>
        <table:table-row table:style-name="ro1">
          <table:table-cell/>
          <table:table-cell office:value-type="float" office:value="1306857" calcext:value-type="float">
            <text:p>1306857</text:p>
          </table:table-cell>
        </table:table-row>
        <table:table-row table:style-name="ro1">
          <table:table-cell/>
          <table:table-cell office:value-type="float" office:value="1302608" calcext:value-type="float">
            <text:p>1302608</text:p>
          </table:table-cell>
        </table:table-row>
        <table:table-row table:style-name="ro1">
          <table:table-cell/>
          <table:table-cell office:value-type="float" office:value="1250823" calcext:value-type="float">
            <text:p>1250823</text:p>
          </table:table-cell>
        </table:table-row>
        <table:table-row table:style-name="ro1">
          <table:table-cell/>
          <table:table-cell office:value-type="float" office:value="1245007" calcext:value-type="float">
            <text:p>1245007</text:p>
          </table:table-cell>
        </table:table-row>
        <table:table-row table:style-name="ro1">
          <table:table-cell/>
          <table:table-cell office:value-type="float" office:value="1243487" calcext:value-type="float">
            <text:p>1243487</text:p>
          </table:table-cell>
        </table:table-row>
        <table:table-row table:style-name="ro1">
          <table:table-cell/>
          <table:table-cell office:value-type="float" office:value="1202714" calcext:value-type="float">
            <text:p>1202714</text:p>
          </table:table-cell>
        </table:table-row>
        <table:table-row table:style-name="ro1">
          <table:table-cell/>
          <table:table-cell office:value-type="float" office:value="1192505" calcext:value-type="float">
            <text:p>1192505</text:p>
          </table:table-cell>
        </table:table-row>
        <table:table-row table:style-name="ro1">
          <table:table-cell/>
          <table:table-cell office:value-type="float" office:value="1241153" calcext:value-type="float">
            <text:p>1241153</text:p>
          </table:table-cell>
        </table:table-row>
        <table:table-row table:style-name="ro1">
          <table:table-cell/>
          <table:table-cell office:value-type="float" office:value="1274639" calcext:value-type="float">
            <text:p>1274639</text:p>
          </table:table-cell>
        </table:table-row>
        <table:table-row table:style-name="ro1">
          <table:table-cell/>
          <table:table-cell office:value-type="float" office:value="1281004" calcext:value-type="float">
            <text:p>1281004</text:p>
          </table:table-cell>
        </table:table-row>
        <table:table-row table:style-name="ro1">
          <table:table-cell/>
          <table:table-cell office:value-type="float" office:value="1262076" calcext:value-type="float">
            <text:p>1262076</text:p>
          </table:table-cell>
        </table:table-row>
        <table:table-row table:style-name="ro1">
          <table:table-cell/>
          <table:table-cell office:value-type="float" office:value="1307921" calcext:value-type="float">
            <text:p>1307921</text:p>
          </table:table-cell>
        </table:table-row>
        <table:table-row table:style-name="ro1">
          <table:table-cell/>
          <table:table-cell office:value-type="float" office:value="1332544" calcext:value-type="float">
            <text:p>1332544</text:p>
          </table:table-cell>
        </table:table-row>
        <table:table-row table:style-name="ro1">
          <table:table-cell/>
          <table:table-cell office:value-type="float" office:value="1186574" calcext:value-type="float">
            <text:p>1186574</text:p>
          </table:table-cell>
        </table:table-row>
        <table:table-row table:style-name="ro1">
          <table:table-cell/>
          <table:table-cell office:value-type="float" office:value="1413373" calcext:value-type="float">
            <text:p>1413373</text:p>
          </table:table-cell>
        </table:table-row>
        <table:table-row table:style-name="ro1">
          <table:table-cell/>
          <table:table-cell office:value-type="float" office:value="1381645" calcext:value-type="float">
            <text:p>1381645</text:p>
          </table:table-cell>
        </table:table-row>
        <table:table-row table:style-name="ro1">
          <table:table-cell/>
          <table:table-cell office:value-type="float" office:value="1366084" calcext:value-type="float">
            <text:p>1366084</text:p>
          </table:table-cell>
        </table:table-row>
        <table:table-row table:style-name="ro1">
          <table:table-cell/>
          <table:table-cell office:value-type="float" office:value="1201488" calcext:value-type="float">
            <text:p>1201488</text:p>
          </table:table-cell>
        </table:table-row>
        <table:table-row table:style-name="ro1">
          <table:table-cell/>
          <table:table-cell office:value-type="float" office:value="1250860" calcext:value-type="float">
            <text:p>1250860</text:p>
          </table:table-cell>
        </table:table-row>
        <table:table-row table:style-name="ro1">
          <table:table-cell/>
          <table:table-cell office:value-type="float" office:value="1337973" calcext:value-type="float">
            <text:p>1337973</text:p>
          </table:table-cell>
        </table:table-row>
        <table:table-row table:style-name="ro1">
          <table:table-cell/>
          <table:table-cell office:value-type="float" office:value="1303620" calcext:value-type="float">
            <text:p>1303620</text:p>
          </table:table-cell>
        </table:table-row>
        <table:table-row table:style-name="ro1">
          <table:table-cell/>
          <table:table-cell office:value-type="float" office:value="1265305" calcext:value-type="float">
            <text:p>1265305</text:p>
          </table:table-cell>
        </table:table-row>
        <table:table-row table:style-name="ro1">
          <table:table-cell/>
          <table:table-cell office:value-type="float" office:value="2274397" calcext:value-type="float">
            <text:p>2274397</text:p>
          </table:table-cell>
        </table:table-row>
        <table:table-row table:style-name="ro1">
          <table:table-cell/>
          <table:table-cell office:value-type="float" office:value="2095968" calcext:value-type="float">
            <text:p>2095968</text:p>
          </table:table-cell>
        </table:table-row>
        <table:table-row table:style-name="ro1">
          <table:table-cell/>
          <table:table-cell office:value-type="float" office:value="1399486" calcext:value-type="float">
            <text:p>1399486</text:p>
          </table:table-cell>
        </table:table-row>
        <table:table-row table:style-name="ro1">
          <table:table-cell/>
          <table:table-cell office:value-type="float" office:value="1376890" calcext:value-type="float">
            <text:p>1376890</text:p>
          </table:table-cell>
        </table:table-row>
        <table:table-row table:style-name="ro1">
          <table:table-cell/>
          <table:table-cell office:value-type="float" office:value="1337240" calcext:value-type="float">
            <text:p>1337240</text:p>
          </table:table-cell>
        </table:table-row>
        <table:table-row table:style-name="ro1">
          <table:table-cell/>
          <table:table-cell office:value-type="float" office:value="1250879" calcext:value-type="float">
            <text:p>1250879</text:p>
          </table:table-cell>
        </table:table-row>
        <table:table-row table:style-name="ro1">
          <table:table-cell/>
          <table:table-cell office:value-type="float" office:value="1287566" calcext:value-type="float">
            <text:p>1287566</text:p>
          </table:table-cell>
        </table:table-row>
        <table:table-row table:style-name="ro1">
          <table:table-cell/>
          <table:table-cell office:value-type="float" office:value="1481234" calcext:value-type="float">
            <text:p>1481234</text:p>
          </table:table-cell>
        </table:table-row>
        <table:table-row table:style-name="ro1">
          <table:table-cell/>
          <table:table-cell office:value-type="float" office:value="1508045" calcext:value-type="float">
            <text:p>1508045</text:p>
          </table:table-cell>
        </table:table-row>
        <table:table-row table:style-name="ro1">
          <table:table-cell/>
          <table:table-cell office:value-type="float" office:value="1394791" calcext:value-type="float">
            <text:p>1394791</text:p>
          </table:table-cell>
        </table:table-row>
        <table:table-row table:style-name="ro1">
          <table:table-cell/>
          <table:table-cell office:value-type="float" office:value="1271349" calcext:value-type="float">
            <text:p>1271349</text:p>
          </table:table-cell>
        </table:table-row>
        <table:table-row table:style-name="ro1">
          <table:table-cell/>
          <table:table-cell office:value-type="float" office:value="1343280" calcext:value-type="float">
            <text:p>1343280</text:p>
          </table:table-cell>
        </table:table-row>
        <table:table-row table:style-name="ro1">
          <table:table-cell/>
          <table:table-cell office:value-type="float" office:value="1316735" calcext:value-type="float">
            <text:p>1316735</text:p>
          </table:table-cell>
        </table:table-row>
        <table:table-row table:style-name="ro1">
          <table:table-cell/>
          <table:table-cell office:value-type="float" office:value="1424439" calcext:value-type="float">
            <text:p>1424439</text:p>
          </table:table-cell>
        </table:table-row>
        <table:table-row table:style-name="ro1">
          <table:table-cell/>
          <table:table-cell office:value-type="float" office:value="1456505" calcext:value-type="float">
            <text:p>1456505</text:p>
          </table:table-cell>
        </table:table-row>
        <table:table-row table:style-name="ro1">
          <table:table-cell/>
          <table:table-cell office:value-type="float" office:value="1437662" calcext:value-type="float">
            <text:p>1437662</text:p>
          </table:table-cell>
        </table:table-row>
        <table:table-row table:style-name="ro1">
          <table:table-cell/>
          <table:table-cell office:value-type="float" office:value="1240871" calcext:value-type="float">
            <text:p>1240871</text:p>
          </table:table-cell>
        </table:table-row>
        <table:table-row table:style-name="ro1">
          <table:table-cell/>
          <table:table-cell office:value-type="float" office:value="1283829" calcext:value-type="float">
            <text:p>1283829</text:p>
          </table:table-cell>
        </table:table-row>
        <table:table-row table:style-name="ro1">
          <table:table-cell/>
          <table:table-cell office:value-type="float" office:value="1429620" calcext:value-type="float">
            <text:p>1429620</text:p>
          </table:table-cell>
        </table:table-row>
        <table:table-row table:style-name="ro1">
          <table:table-cell/>
          <table:table-cell office:value-type="float" office:value="1403419" calcext:value-type="float">
            <text:p>1403419</text:p>
          </table:table-cell>
        </table:table-row>
        <table:table-row table:style-name="ro1">
          <table:table-cell/>
          <table:table-cell office:value-type="float" office:value="1418688" calcext:value-type="float">
            <text:p>1418688</text:p>
          </table:table-cell>
        </table:table-row>
        <table:table-row table:style-name="ro1">
          <table:table-cell/>
          <table:table-cell office:value-type="float" office:value="1273706" calcext:value-type="float">
            <text:p>1273706</text:p>
          </table:table-cell>
        </table:table-row>
        <table:table-row table:style-name="ro1">
          <table:table-cell/>
          <table:table-cell office:value-type="float" office:value="1321976" calcext:value-type="float">
            <text:p>1321976</text:p>
          </table:table-cell>
        </table:table-row>
        <table:table-row table:style-name="ro1">
          <table:table-cell/>
          <table:table-cell office:value-type="float" office:value="1436761" calcext:value-type="float">
            <text:p>1436761</text:p>
          </table:table-cell>
        </table:table-row>
        <table:table-row table:style-name="ro1">
          <table:table-cell/>
          <table:table-cell office:value-type="float" office:value="1426627" calcext:value-type="float">
            <text:p>1426627</text:p>
          </table:table-cell>
        </table:table-row>
        <table:table-row table:style-name="ro1">
          <table:table-cell/>
          <table:table-cell office:value-type="float" office:value="1545420" calcext:value-type="float">
            <text:p>1545420</text:p>
          </table:table-cell>
        </table:table-row>
        <table:table-row table:style-name="ro1">
          <table:table-cell/>
          <table:table-cell office:value-type="float" office:value="1420195" calcext:value-type="float">
            <text:p>1420195</text:p>
          </table:table-cell>
        </table:table-row>
        <table:table-row table:style-name="ro1">
          <table:table-cell/>
          <table:table-cell office:value-type="float" office:value="1368378" calcext:value-type="float">
            <text:p>1368378</text:p>
          </table:table-cell>
        </table:table-row>
        <table:table-row table:style-name="ro1">
          <table:table-cell/>
          <table:table-cell office:value-type="float" office:value="1345382" calcext:value-type="float">
            <text:p>1345382</text:p>
          </table:table-cell>
        </table:table-row>
        <table:table-row table:style-name="ro1">
          <table:table-cell/>
          <table:table-cell office:value-type="float" office:value="1572713" calcext:value-type="float">
            <text:p>1572713</text:p>
          </table:table-cell>
        </table:table-row>
        <table:table-row table:style-name="ro1">
          <table:table-cell/>
          <table:table-cell office:value-type="float" office:value="1409009" calcext:value-type="float">
            <text:p>1409009</text:p>
          </table:table-cell>
        </table:table-row>
        <table:table-row table:style-name="ro1">
          <table:table-cell/>
          <table:table-cell office:value-type="float" office:value="1248147" calcext:value-type="float">
            <text:p>1248147</text:p>
          </table:table-cell>
        </table:table-row>
        <table:table-row table:style-name="ro1">
          <table:table-cell/>
          <table:table-cell office:value-type="float" office:value="1246518" calcext:value-type="float">
            <text:p>1246518</text:p>
          </table:table-cell>
        </table:table-row>
        <table:table-row table:style-name="ro1">
          <table:table-cell/>
          <table:table-cell office:value-type="float" office:value="1295310" calcext:value-type="float">
            <text:p>1295310</text:p>
          </table:table-cell>
        </table:table-row>
        <table:table-row table:style-name="ro1">
          <table:table-cell/>
          <table:table-cell office:value-type="float" office:value="1422717" calcext:value-type="float">
            <text:p>1422717</text:p>
          </table:table-cell>
        </table:table-row>
        <table:table-row table:style-name="ro1">
          <table:table-cell/>
          <table:table-cell office:value-type="float" office:value="1402667" calcext:value-type="float">
            <text:p>1402667</text:p>
          </table:table-cell>
        </table:table-row>
        <table:table-row table:style-name="ro1">
          <table:table-cell/>
          <table:table-cell office:value-type="float" office:value="1908317" calcext:value-type="float">
            <text:p>1908317</text:p>
          </table:table-cell>
        </table:table-row>
        <table:table-row table:style-name="ro1">
          <table:table-cell/>
          <table:table-cell office:value-type="float" office:value="2655883" calcext:value-type="float">
            <text:p>2655883</text:p>
          </table:table-cell>
        </table:table-row>
        <table:table-row table:style-name="ro1">
          <table:table-cell/>
          <table:table-cell office:value-type="float" office:value="1164658" calcext:value-type="float">
            <text:p>1164658</text:p>
          </table:table-cell>
        </table:table-row>
        <table:table-row table:style-name="ro1">
          <table:table-cell/>
          <table:table-cell office:value-type="float" office:value="1186615" calcext:value-type="float">
            <text:p>1186615</text:p>
          </table:table-cell>
        </table:table-row>
        <table:table-row table:style-name="ro1">
          <table:table-cell/>
          <table:table-cell office:value-type="float" office:value="1173584" calcext:value-type="float">
            <text:p>1173584</text:p>
          </table:table-cell>
        </table:table-row>
        <table:table-row table:style-name="ro1">
          <table:table-cell/>
          <table:table-cell office:value-type="float" office:value="1414342" calcext:value-type="float">
            <text:p>1414342</text:p>
          </table:table-cell>
        </table:table-row>
        <table:table-row table:style-name="ro1">
          <table:table-cell/>
          <table:table-cell office:value-type="float" office:value="1439290" calcext:value-type="float">
            <text:p>1439290</text:p>
          </table:table-cell>
        </table:table-row>
        <table:table-row table:style-name="ro1">
          <table:table-cell/>
          <table:table-cell office:value-type="float" office:value="1404920" calcext:value-type="float">
            <text:p>1404920</text:p>
          </table:table-cell>
        </table:table-row>
        <table:table-row table:style-name="ro1">
          <table:table-cell/>
          <table:table-cell office:value-type="float" office:value="1180108" calcext:value-type="float">
            <text:p>1180108</text:p>
          </table:table-cell>
        </table:table-row>
        <table:table-row table:style-name="ro1">
          <table:table-cell/>
          <table:table-cell office:value-type="float" office:value="1218454" calcext:value-type="float">
            <text:p>1218454</text:p>
          </table:table-cell>
        </table:table-row>
        <table:table-row table:style-name="ro1">
          <table:table-cell/>
          <table:table-cell office:value-type="float" office:value="1327077" calcext:value-type="float">
            <text:p>1327077</text:p>
          </table:table-cell>
        </table:table-row>
        <table:table-row table:style-name="ro1">
          <table:table-cell/>
          <table:table-cell office:value-type="float" office:value="1414961" calcext:value-type="float">
            <text:p>1414961</text:p>
          </table:table-cell>
        </table:table-row>
        <table:table-row table:style-name="ro1">
          <table:table-cell/>
          <table:table-cell office:value-type="float" office:value="1279314" calcext:value-type="float">
            <text:p>1279314</text:p>
          </table:table-cell>
        </table:table-row>
        <table:table-row table:style-name="ro1">
          <table:table-cell/>
          <table:table-cell office:value-type="float" office:value="1950174" calcext:value-type="float">
            <text:p>1950174</text:p>
          </table:table-cell>
        </table:table-row>
        <table:table-row table:style-name="ro1">
          <table:table-cell/>
          <table:table-cell office:value-type="float" office:value="2235607" calcext:value-type="float">
            <text:p>2235607</text:p>
          </table:table-cell>
        </table:table-row>
        <table:table-row table:style-name="ro1">
          <table:table-cell/>
          <table:table-cell office:value-type="float" office:value="1573840" calcext:value-type="float">
            <text:p>1573840</text:p>
          </table:table-cell>
        </table:table-row>
        <table:table-row table:style-name="ro1">
          <table:table-cell/>
          <table:table-cell office:value-type="float" office:value="1438829" calcext:value-type="float">
            <text:p>1438829</text:p>
          </table:table-cell>
        </table:table-row>
        <table:table-row table:style-name="ro1">
          <table:table-cell/>
          <table:table-cell office:value-type="float" office:value="1781821" calcext:value-type="float">
            <text:p>1781821</text:p>
          </table:table-cell>
        </table:table-row>
        <table:table-row table:style-name="ro1">
          <table:table-cell/>
          <table:table-cell office:value-type="float" office:value="1968000" calcext:value-type="float">
            <text:p>1968000</text:p>
          </table:table-cell>
        </table:table-row>
        <table:table-row table:style-name="ro1">
          <table:table-cell/>
          <table:table-cell office:value-type="float" office:value="2176180" calcext:value-type="float">
            <text:p>2176180</text:p>
          </table:table-cell>
        </table:table-row>
        <table:table-row table:style-name="ro1">
          <table:table-cell/>
          <table:table-cell office:value-type="float" office:value="2275110" calcext:value-type="float">
            <text:p>2275110</text:p>
          </table:table-cell>
        </table:table-row>
        <table:table-row table:style-name="ro1">
          <table:table-cell/>
          <table:table-cell office:value-type="float" office:value="1941735" calcext:value-type="float">
            <text:p>1941735</text:p>
          </table:table-cell>
        </table:table-row>
        <table:table-row table:style-name="ro1">
          <table:table-cell/>
          <table:table-cell office:value-type="float" office:value="2019847" calcext:value-type="float">
            <text:p>2019847</text:p>
          </table:table-cell>
        </table:table-row>
        <table:table-row table:style-name="ro1">
          <table:table-cell/>
          <table:table-cell office:value-type="float" office:value="2227514" calcext:value-type="float">
            <text:p>2227514</text:p>
          </table:table-cell>
        </table:table-row>
        <table:table-row table:style-name="ro1">
          <table:table-cell/>
          <table:table-cell office:value-type="float" office:value="2259098" calcext:value-type="float">
            <text:p>2259098</text:p>
          </table:table-cell>
        </table:table-row>
        <table:table-row table:style-name="ro1">
          <table:table-cell/>
          <table:table-cell office:value-type="float" office:value="2015085" calcext:value-type="float">
            <text:p>2015085</text:p>
          </table:table-cell>
        </table:table-row>
        <table:table-row table:style-name="ro1">
          <table:table-cell/>
          <table:table-cell office:value-type="float" office:value="2335442" calcext:value-type="float">
            <text:p>2335442</text:p>
          </table:table-cell>
        </table:table-row>
        <table:table-row table:style-name="ro1">
          <table:table-cell/>
          <table:table-cell office:value-type="float" office:value="2077850" calcext:value-type="float">
            <text:p>2077850</text:p>
          </table:table-cell>
        </table:table-row>
        <table:table-row table:style-name="ro1">
          <table:table-cell/>
          <table:table-cell office:value-type="float" office:value="2008104" calcext:value-type="float">
            <text:p>2008104</text:p>
          </table:table-cell>
        </table:table-row>
        <table:table-row table:style-name="ro1">
          <table:table-cell/>
          <table:table-cell office:value-type="float" office:value="2112016" calcext:value-type="float">
            <text:p>2112016</text:p>
          </table:table-cell>
        </table:table-row>
        <table:table-row table:style-name="ro1">
          <table:table-cell/>
          <table:table-cell office:value-type="float" office:value="1980497" calcext:value-type="float">
            <text:p>1980497</text:p>
          </table:table-cell>
        </table:table-row>
        <table:table-row table:style-name="ro1">
          <table:table-cell/>
          <table:table-cell office:value-type="float" office:value="1901223" calcext:value-type="float">
            <text:p>1901223</text:p>
          </table:table-cell>
        </table:table-row>
        <table:table-row table:style-name="ro1">
          <table:table-cell/>
          <table:table-cell office:value-type="float" office:value="2189688" calcext:value-type="float">
            <text:p>2189688</text:p>
          </table:table-cell>
        </table:table-row>
        <table:table-row table:style-name="ro1">
          <table:table-cell/>
          <table:table-cell office:value-type="float" office:value="2548976" calcext:value-type="float">
            <text:p>2548976</text:p>
          </table:table-cell>
        </table:table-row>
        <table:table-row table:style-name="ro1">
          <table:table-cell/>
          <table:table-cell office:value-type="float" office:value="2881981" calcext:value-type="float">
            <text:p>2881981</text:p>
          </table:table-cell>
        </table:table-row>
        <table:table-row table:style-name="ro1">
          <table:table-cell/>
          <table:table-cell office:value-type="float" office:value="2325578" calcext:value-type="float">
            <text:p>2325578</text:p>
          </table:table-cell>
        </table:table-row>
        <table:table-row table:style-name="ro1">
          <table:table-cell/>
          <table:table-cell office:value-type="float" office:value="2064424" calcext:value-type="float">
            <text:p>2064424</text:p>
          </table:table-cell>
        </table:table-row>
        <table:table-row table:style-name="ro1">
          <table:table-cell/>
          <table:table-cell office:value-type="float" office:value="2011702" calcext:value-type="float">
            <text:p>2011702</text:p>
          </table:table-cell>
        </table:table-row>
        <table:table-row table:style-name="ro1">
          <table:table-cell/>
          <table:table-cell office:value-type="float" office:value="2261995" calcext:value-type="float">
            <text:p>2261995</text:p>
          </table:table-cell>
        </table:table-row>
        <table:table-row table:style-name="ro1">
          <table:table-cell/>
          <table:table-cell office:value-type="float" office:value="2322686" calcext:value-type="float">
            <text:p>2322686</text:p>
          </table:table-cell>
        </table:table-row>
        <table:table-row table:style-name="ro1">
          <table:table-cell/>
          <table:table-cell office:value-type="float" office:value="2029633" calcext:value-type="float">
            <text:p>2029633</text:p>
          </table:table-cell>
        </table:table-row>
        <table:table-row table:style-name="ro1">
          <table:table-cell/>
          <table:table-cell office:value-type="float" office:value="2011453" calcext:value-type="float">
            <text:p>2011453</text:p>
          </table:table-cell>
        </table:table-row>
        <table:table-row table:style-name="ro1">
          <table:table-cell/>
          <table:table-cell office:value-type="float" office:value="2239932" calcext:value-type="float">
            <text:p>2239932</text:p>
          </table:table-cell>
        </table:table-row>
        <table:table-row table:style-name="ro1">
          <table:table-cell/>
          <table:table-cell office:value-type="float" office:value="2106667" calcext:value-type="float">
            <text:p>2106667</text:p>
          </table:table-cell>
        </table:table-row>
        <table:table-row table:style-name="ro1">
          <table:table-cell/>
          <table:table-cell office:value-type="float" office:value="1914436" calcext:value-type="float">
            <text:p>1914436</text:p>
          </table:table-cell>
        </table:table-row>
        <table:table-row table:style-name="ro1">
          <table:table-cell/>
          <table:table-cell office:value-type="float" office:value="2076399" calcext:value-type="float">
            <text:p>2076399</text:p>
          </table:table-cell>
        </table:table-row>
        <table:table-row table:style-name="ro1">
          <table:table-cell/>
          <table:table-cell office:value-type="float" office:value="2103872" calcext:value-type="float">
            <text:p>2103872</text:p>
          </table:table-cell>
        </table:table-row>
        <table:table-row table:style-name="ro1">
          <table:table-cell/>
          <table:table-cell office:value-type="float" office:value="2314828" calcext:value-type="float">
            <text:p>2314828</text:p>
          </table:table-cell>
        </table:table-row>
        <table:table-row table:style-name="ro1">
          <table:table-cell/>
          <table:table-cell office:value-type="float" office:value="2175774" calcext:value-type="float">
            <text:p>2175774</text:p>
          </table:table-cell>
        </table:table-row>
        <table:table-row table:style-name="ro1">
          <table:table-cell/>
          <table:table-cell office:value-type="float" office:value="2328983" calcext:value-type="float">
            <text:p>2328983</text:p>
          </table:table-cell>
        </table:table-row>
        <table:table-row table:style-name="ro1">
          <table:table-cell/>
          <table:table-cell office:value-type="float" office:value="2322701" calcext:value-type="float">
            <text:p>2322701</text:p>
          </table:table-cell>
        </table:table-row>
        <table:table-row table:style-name="ro1">
          <table:table-cell/>
          <table:table-cell office:value-type="float" office:value="2339813" calcext:value-type="float">
            <text:p>2339813</text:p>
          </table:table-cell>
        </table:table-row>
        <table:table-row table:style-name="ro1">
          <table:table-cell/>
          <table:table-cell office:value-type="float" office:value="2121290" calcext:value-type="float">
            <text:p>2121290</text:p>
          </table:table-cell>
        </table:table-row>
        <table:table-row table:style-name="ro1">
          <table:table-cell/>
          <table:table-cell office:value-type="float" office:value="2700476" calcext:value-type="float">
            <text:p>2700476</text:p>
          </table:table-cell>
        </table:table-row>
        <table:table-row table:style-name="ro1">
          <table:table-cell/>
          <table:table-cell office:value-type="float" office:value="2891962" calcext:value-type="float">
            <text:p>2891962</text:p>
          </table:table-cell>
        </table:table-row>
        <table:table-row table:style-name="ro1">
          <table:table-cell/>
          <table:table-cell office:value-type="float" office:value="2150008" calcext:value-type="float">
            <text:p>2150008</text:p>
          </table:table-cell>
        </table:table-row>
        <table:table-row table:style-name="ro1">
          <table:table-cell/>
          <table:table-cell office:value-type="float" office:value="2108768" calcext:value-type="float">
            <text:p>2108768</text:p>
          </table:table-cell>
        </table:table-row>
        <table:table-row table:style-name="ro1">
          <table:table-cell/>
          <table:table-cell office:value-type="float" office:value="2018956" calcext:value-type="float">
            <text:p>2018956</text:p>
          </table:table-cell>
        </table:table-row>
        <table:table-row table:style-name="ro1">
          <table:table-cell/>
          <table:table-cell office:value-type="float" office:value="2801814" calcext:value-type="float">
            <text:p>2801814</text:p>
          </table:table-cell>
        </table:table-row>
        <table:table-row table:style-name="ro1">
          <table:table-cell/>
          <table:table-cell office:value-type="float" office:value="2771376" calcext:value-type="float">
            <text:p>2771376</text:p>
          </table:table-cell>
        </table:table-row>
        <table:table-row table:style-name="ro1">
          <table:table-cell/>
          <table:table-cell office:value-type="float" office:value="2214757" calcext:value-type="float">
            <text:p>2214757</text:p>
          </table:table-cell>
        </table:table-row>
        <table:table-row table:style-name="ro1">
          <table:table-cell/>
          <table:table-cell office:value-type="float" office:value="2036938" calcext:value-type="float">
            <text:p>2036938</text:p>
          </table:table-cell>
        </table:table-row>
        <table:table-row table:style-name="ro1">
          <table:table-cell/>
          <table:table-cell office:value-type="float" office:value="2267007" calcext:value-type="float">
            <text:p>2267007</text:p>
          </table:table-cell>
        </table:table-row>
        <table:table-row table:style-name="ro1">
          <table:table-cell/>
          <table:table-cell office:value-type="float" office:value="2328980" calcext:value-type="float">
            <text:p>2328980</text:p>
          </table:table-cell>
        </table:table-row>
        <table:table-row table:style-name="ro1">
          <table:table-cell/>
          <table:table-cell office:value-type="float" office:value="2119694" calcext:value-type="float">
            <text:p>2119694</text:p>
          </table:table-cell>
        </table:table-row>
        <table:table-row table:style-name="ro1">
          <table:table-cell/>
          <table:table-cell office:value-type="float" office:value="2028677" calcext:value-type="float">
            <text:p>2028677</text:p>
          </table:table-cell>
        </table:table-row>
        <table:table-row table:style-name="ro1">
          <table:table-cell/>
          <table:table-cell office:value-type="float" office:value="2164699" calcext:value-type="float">
            <text:p>2164699</text:p>
          </table:table-cell>
        </table:table-row>
        <table:table-row table:style-name="ro1">
          <table:table-cell/>
          <table:table-cell office:value-type="float" office:value="2369040" calcext:value-type="float">
            <text:p>2369040</text:p>
          </table:table-cell>
        </table:table-row>
        <table:table-row table:style-name="ro1">
          <table:table-cell/>
          <table:table-cell office:value-type="float" office:value="2264495" calcext:value-type="float">
            <text:p>2264495</text:p>
          </table:table-cell>
        </table:table-row>
        <table:table-row table:style-name="ro1">
          <table:table-cell/>
          <table:table-cell office:value-type="float" office:value="2192233" calcext:value-type="float">
            <text:p>2192233</text:p>
          </table:table-cell>
        </table:table-row>
        <table:table-row table:style-name="ro1">
          <table:table-cell/>
          <table:table-cell office:value-type="float" office:value="2259882" calcext:value-type="float">
            <text:p>2259882</text:p>
          </table:table-cell>
        </table:table-row>
        <table:table-row table:style-name="ro1">
          <table:table-cell/>
          <table:table-cell office:value-type="float" office:value="2024419" calcext:value-type="float">
            <text:p>2024419</text:p>
          </table:table-cell>
        </table:table-row>
        <table:table-row table:style-name="ro1">
          <table:table-cell/>
          <table:table-cell office:value-type="float" office:value="1983433" calcext:value-type="float">
            <text:p>1983433</text:p>
          </table:table-cell>
        </table:table-row>
        <table:table-row table:style-name="ro1">
          <table:table-cell/>
          <table:table-cell office:value-type="float" office:value="2334269" calcext:value-type="float">
            <text:p>2334269</text:p>
          </table:table-cell>
        </table:table-row>
        <table:table-row table:style-name="ro1">
          <table:table-cell/>
          <table:table-cell office:value-type="float" office:value="2275069" calcext:value-type="float">
            <text:p>2275069</text:p>
          </table:table-cell>
        </table:table-row>
        <table:table-row table:style-name="ro1">
          <table:table-cell/>
          <table:table-cell office:value-type="float" office:value="2042977" calcext:value-type="float">
            <text:p>2042977</text:p>
          </table:table-cell>
        </table:table-row>
        <table:table-row table:style-name="ro1">
          <table:table-cell/>
          <table:table-cell office:value-type="float" office:value="2351321" calcext:value-type="float">
            <text:p>2351321</text:p>
          </table:table-cell>
        </table:table-row>
        <table:table-row table:style-name="ro1">
          <table:table-cell/>
          <table:table-cell office:value-type="float" office:value="2274494" calcext:value-type="float">
            <text:p>2274494</text:p>
          </table:table-cell>
        </table:table-row>
        <table:table-row table:style-name="ro1">
          <table:table-cell/>
          <table:table-cell office:value-type="float" office:value="2113573" calcext:value-type="float">
            <text:p>2113573</text:p>
          </table:table-cell>
        </table:table-row>
        <table:table-row table:style-name="ro1">
          <table:table-cell/>
          <table:table-cell office:value-type="float" office:value="2019759" calcext:value-type="float">
            <text:p>2019759</text:p>
          </table:table-cell>
        </table:table-row>
        <table:table-row table:style-name="ro1">
          <table:table-cell/>
          <table:table-cell office:value-type="float" office:value="2250761" calcext:value-type="float">
            <text:p>2250761</text:p>
          </table:table-cell>
        </table:table-row>
        <table:table-row table:style-name="ro1">
          <table:table-cell/>
          <table:table-cell office:value-type="float" office:value="2676789" calcext:value-type="float">
            <text:p>2676789</text:p>
          </table:table-cell>
        </table:table-row>
        <table:table-row table:style-name="ro1">
          <table:table-cell/>
          <table:table-cell office:value-type="float" office:value="3225136" calcext:value-type="float">
            <text:p>3225136</text:p>
          </table:table-cell>
        </table:table-row>
        <table:table-row table:style-name="ro1">
          <table:table-cell/>
          <table:table-cell office:value-type="float" office:value="2804701" calcext:value-type="float">
            <text:p>2804701</text:p>
          </table:table-cell>
        </table:table-row>
        <table:table-row table:style-name="ro1">
          <table:table-cell/>
          <table:table-cell office:value-type="float" office:value="2141448" calcext:value-type="float">
            <text:p>2141448</text:p>
          </table:table-cell>
        </table:table-row>
        <table:table-row table:style-name="ro1">
          <table:table-cell/>
          <table:table-cell office:value-type="float" office:value="2167715" calcext:value-type="float">
            <text:p>2167715</text:p>
          </table:table-cell>
        </table:table-row>
        <table:table-row table:style-name="ro1">
          <table:table-cell/>
          <table:table-cell office:value-type="float" office:value="1962442" calcext:value-type="float">
            <text:p>1962442</text:p>
          </table:table-cell>
        </table:table-row>
        <table:table-row table:style-name="ro1">
          <table:table-cell/>
          <table:table-cell office:value-type="float" office:value="2080194" calcext:value-type="float">
            <text:p>2080194</text:p>
          </table:table-cell>
        </table:table-row>
        <table:table-row table:style-name="ro1">
          <table:table-cell/>
          <table:table-cell office:value-type="float" office:value="2398430" calcext:value-type="float">
            <text:p>2398430</text:p>
          </table:table-cell>
        </table:table-row>
        <table:table-row table:style-name="ro1">
          <table:table-cell/>
          <table:table-cell office:value-type="float" office:value="2039146" calcext:value-type="float">
            <text:p>2039146</text:p>
          </table:table-cell>
        </table:table-row>
        <table:table-row table:style-name="ro1">
          <table:table-cell/>
          <table:table-cell office:value-type="float" office:value="2209323" calcext:value-type="float">
            <text:p>2209323</text:p>
          </table:table-cell>
        </table:table-row>
        <table:table-row table:style-name="ro1">
          <table:table-cell/>
          <table:table-cell office:value-type="float" office:value="2279797" calcext:value-type="float">
            <text:p>2279797</text:p>
          </table:table-cell>
        </table:table-row>
        <table:table-row table:style-name="ro1">
          <table:table-cell/>
          <table:table-cell office:value-type="float" office:value="2065336" calcext:value-type="float">
            <text:p>2065336</text:p>
          </table:table-cell>
        </table:table-row>
        <table:table-row table:style-name="ro1">
          <table:table-cell/>
          <table:table-cell office:value-type="float" office:value="1997973" calcext:value-type="float">
            <text:p>1997973</text:p>
          </table:table-cell>
        </table:table-row>
        <table:table-row table:style-name="ro1">
          <table:table-cell/>
          <table:table-cell office:value-type="float" office:value="2012297" calcext:value-type="float">
            <text:p>2012297</text:p>
          </table:table-cell>
        </table:table-row>
        <table:table-row table:style-name="ro1">
          <table:table-cell/>
          <table:table-cell office:value-type="float" office:value="2243181" calcext:value-type="float">
            <text:p>2243181</text:p>
          </table:table-cell>
        </table:table-row>
        <table:table-row table:style-name="ro1">
          <table:table-cell/>
          <table:table-cell office:value-type="float" office:value="2089725" calcext:value-type="float">
            <text:p>2089725</text:p>
          </table:table-cell>
        </table:table-row>
        <table:table-row table:style-name="ro1">
          <table:table-cell/>
          <table:table-cell office:value-type="float" office:value="2097411" calcext:value-type="float">
            <text:p>2097411</text:p>
          </table:table-cell>
        </table:table-row>
        <table:table-row table:style-name="ro1">
          <table:table-cell/>
          <table:table-cell office:value-type="float" office:value="2343698" calcext:value-type="float">
            <text:p>2343698</text:p>
          </table:table-cell>
        </table:table-row>
        <table:table-row table:style-name="ro1">
          <table:table-cell/>
          <table:table-cell office:value-type="float" office:value="2113157" calcext:value-type="float">
            <text:p>2113157</text:p>
          </table:table-cell>
        </table:table-row>
        <table:table-row table:style-name="ro1">
          <table:table-cell/>
          <table:table-cell office:value-type="float" office:value="2247295" calcext:value-type="float">
            <text:p>2247295</text:p>
          </table:table-cell>
        </table:table-row>
        <table:table-row table:style-name="ro1">
          <table:table-cell/>
          <table:table-cell office:value-type="float" office:value="2233431" calcext:value-type="float">
            <text:p>2233431</text:p>
          </table:table-cell>
        </table:table-row>
        <table:table-row table:style-name="ro1">
          <table:table-cell/>
          <table:table-cell office:value-type="float" office:value="2348134" calcext:value-type="float">
            <text:p>2348134</text:p>
          </table:table-cell>
        </table:table-row>
        <table:table-row table:style-name="ro1">
          <table:table-cell/>
          <table:table-cell office:value-type="float" office:value="2131885" calcext:value-type="float">
            <text:p>2131885</text:p>
          </table:table-cell>
        </table:table-row>
        <table:table-row table:style-name="ro1">
          <table:table-cell/>
          <table:table-cell office:value-type="float" office:value="2220982" calcext:value-type="float">
            <text:p>2220982</text:p>
          </table:table-cell>
        </table:table-row>
        <table:table-row table:style-name="ro1">
          <table:table-cell/>
          <table:table-cell office:value-type="float" office:value="2248988" calcext:value-type="float">
            <text:p>2248988</text:p>
          </table:table-cell>
        </table:table-row>
        <table:table-row table:style-name="ro1">
          <table:table-cell/>
          <table:table-cell office:value-type="float" office:value="3313999" calcext:value-type="float">
            <text:p>3313999</text:p>
          </table:table-cell>
        </table:table-row>
        <table:table-row table:style-name="ro1">
          <table:table-cell/>
          <table:table-cell office:value-type="float" office:value="3118706" calcext:value-type="float">
            <text:p>3118706</text:p>
          </table:table-cell>
        </table:table-row>
        <table:table-row table:style-name="ro1">
          <table:table-cell/>
          <table:table-cell office:value-type="float" office:value="2627247" calcext:value-type="float">
            <text:p>2627247</text:p>
          </table:table-cell>
        </table:table-row>
        <table:table-row table:style-name="ro1">
          <table:table-cell/>
          <table:table-cell office:value-type="float" office:value="2327726" calcext:value-type="float">
            <text:p>2327726</text:p>
          </table:table-cell>
        </table:table-row>
        <table:table-row table:style-name="ro1">
          <table:table-cell/>
          <table:table-cell office:value-type="float" office:value="2105198" calcext:value-type="float">
            <text:p>2105198</text:p>
          </table:table-cell>
        </table:table-row>
        <table:table-row table:style-name="ro1">
          <table:table-cell/>
          <table:table-cell office:value-type="float" office:value="2024384" calcext:value-type="float">
            <text:p>2024384</text:p>
          </table:table-cell>
        </table:table-row>
        <table:table-row table:style-name="ro1">
          <table:table-cell/>
          <table:table-cell office:value-type="float" office:value="2142259" calcext:value-type="float">
            <text:p>2142259</text:p>
          </table:table-cell>
        </table:table-row>
        <table:table-row table:style-name="ro1">
          <table:table-cell/>
          <table:table-cell office:value-type="float" office:value="2094478" calcext:value-type="float">
            <text:p>2094478</text:p>
          </table:table-cell>
        </table:table-row>
        <table:table-row table:style-name="ro1">
          <table:table-cell/>
          <table:table-cell office:value-type="float" office:value="2013058" calcext:value-type="float">
            <text:p>2013058</text:p>
          </table:table-cell>
        </table:table-row>
        <table:table-row table:style-name="ro1">
          <table:table-cell/>
          <table:table-cell office:value-type="float" office:value="2022651" calcext:value-type="float">
            <text:p>2022651</text:p>
          </table:table-cell>
        </table:table-row>
        <table:table-row table:style-name="ro1">
          <table:table-cell/>
          <table:table-cell office:value-type="float" office:value="2242247" calcext:value-type="float">
            <text:p>2242247</text:p>
          </table:table-cell>
        </table:table-row>
        <table:table-row table:style-name="ro1">
          <table:table-cell/>
          <table:table-cell office:value-type="float" office:value="2057167" calcext:value-type="float">
            <text:p>2057167</text:p>
          </table:table-cell>
        </table:table-row>
        <table:table-row table:style-name="ro1">
          <table:table-cell/>
          <table:table-cell office:value-type="float" office:value="1982997" calcext:value-type="float">
            <text:p>1982997</text:p>
          </table:table-cell>
        </table:table-row>
        <table:table-row table:style-name="ro1">
          <table:table-cell/>
          <table:table-cell office:value-type="float" office:value="2117647" calcext:value-type="float">
            <text:p>2117647</text:p>
          </table:table-cell>
        </table:table-row>
        <table:table-row table:style-name="ro1">
          <table:table-cell/>
          <table:table-cell office:value-type="float" office:value="2121825" calcext:value-type="float">
            <text:p>2121825</text:p>
          </table:table-cell>
        </table:table-row>
        <table:table-row table:style-name="ro1">
          <table:table-cell/>
          <table:table-cell office:value-type="float" office:value="2086365" calcext:value-type="float">
            <text:p>2086365</text:p>
          </table:table-cell>
        </table:table-row>
        <table:table-row table:style-name="ro1">
          <table:table-cell/>
          <table:table-cell office:value-type="float" office:value="1971400" calcext:value-type="float">
            <text:p>1971400</text:p>
          </table:table-cell>
        </table:table-row>
        <table:table-row table:style-name="ro1">
          <table:table-cell/>
          <table:table-cell office:value-type="float" office:value="2167751" calcext:value-type="float">
            <text:p>2167751</text:p>
          </table:table-cell>
        </table:table-row>
        <table:table-row table:style-name="ro1">
          <table:table-cell/>
          <table:table-cell office:value-type="float" office:value="2646698" calcext:value-type="float">
            <text:p>2646698</text:p>
          </table:table-cell>
        </table:table-row>
        <table:table-row table:style-name="ro1">
          <table:table-cell/>
          <table:table-cell office:value-type="float" office:value="3485722" calcext:value-type="float">
            <text:p>3485722</text:p>
          </table:table-cell>
        </table:table-row>
        <table:table-row table:style-name="ro1">
          <table:table-cell/>
          <table:table-cell office:value-type="float" office:value="3011860" calcext:value-type="float">
            <text:p>3011860</text:p>
          </table:table-cell>
        </table:table-row>
        <table:table-row table:style-name="ro1">
          <table:table-cell/>
          <table:table-cell office:value-type="float" office:value="2462951" calcext:value-type="float">
            <text:p>2462951</text:p>
          </table:table-cell>
        </table:table-row>
        <table:table-row table:style-name="ro1">
          <table:table-cell/>
          <table:table-cell office:value-type="float" office:value="2015207" calcext:value-type="float">
            <text:p>2015207</text:p>
          </table:table-cell>
        </table:table-row>
        <table:table-row table:style-name="ro1">
          <table:table-cell/>
          <table:table-cell office:value-type="float" office:value="2054041" calcext:value-type="float">
            <text:p>2054041</text:p>
          </table:table-cell>
        </table:table-row>
        <table:table-row table:style-name="ro1">
          <table:table-cell/>
          <table:table-cell office:value-type="float" office:value="2201172" calcext:value-type="float">
            <text:p>2201172</text:p>
          </table:table-cell>
        </table:table-row>
        <table:table-row table:style-name="ro1">
          <table:table-cell/>
          <table:table-cell office:value-type="float" office:value="2284043" calcext:value-type="float">
            <text:p>2284043</text:p>
          </table:table-cell>
        </table:table-row>
        <table:table-row table:style-name="ro1">
          <table:table-cell/>
          <table:table-cell office:value-type="float" office:value="2147442" calcext:value-type="float">
            <text:p>2147442</text:p>
          </table:table-cell>
        </table:table-row>
        <table:table-row table:style-name="ro1">
          <table:table-cell/>
          <table:table-cell office:value-type="float" office:value="1957873" calcext:value-type="float">
            <text:p>1957873</text:p>
          </table:table-cell>
        </table:table-row>
        <table:table-row table:style-name="ro1">
          <table:table-cell/>
          <table:table-cell office:value-type="float" office:value="1994497" calcext:value-type="float">
            <text:p>1994497</text:p>
          </table:table-cell>
        </table:table-row>
        <table:table-row table:style-name="ro1">
          <table:table-cell/>
          <table:table-cell office:value-type="float" office:value="1947077" calcext:value-type="float">
            <text:p>1947077</text:p>
          </table:table-cell>
        </table:table-row>
        <table:table-row table:style-name="ro1">
          <table:table-cell/>
          <table:table-cell office:value-type="float" office:value="2216255" calcext:value-type="float">
            <text:p>2216255</text:p>
          </table:table-cell>
        </table:table-row>
        <table:table-row table:style-name="ro1">
          <table:table-cell/>
          <table:table-cell office:value-type="float" office:value="2830775" calcext:value-type="float">
            <text:p>2830775</text:p>
          </table:table-cell>
        </table:table-row>
        <table:table-row table:style-name="ro1">
          <table:table-cell/>
          <table:table-cell office:value-type="float" office:value="2586812" calcext:value-type="float">
            <text:p>2586812</text:p>
          </table:table-cell>
        </table:table-row>
        <table:table-row table:style-name="ro1">
          <table:table-cell/>
          <table:table-cell office:value-type="float" office:value="2215055" calcext:value-type="float">
            <text:p>2215055</text:p>
          </table:table-cell>
        </table:table-row>
        <table:table-row table:style-name="ro1">
          <table:table-cell/>
          <table:table-cell office:value-type="float" office:value="2931173" calcext:value-type="float">
            <text:p>2931173</text:p>
          </table:table-cell>
        </table:table-row>
        <table:table-row table:style-name="ro1">
          <table:table-cell/>
          <table:table-cell office:value-type="float" office:value="2910823" calcext:value-type="float">
            <text:p>2910823</text:p>
          </table:table-cell>
        </table:table-row>
        <table:table-row table:style-name="ro1">
          <table:table-cell/>
          <table:table-cell office:value-type="float" office:value="2603348" calcext:value-type="float">
            <text:p>2603348</text:p>
          </table:table-cell>
        </table:table-row>
        <table:table-row table:style-name="ro1">
          <table:table-cell/>
          <table:table-cell office:value-type="float" office:value="2267937" calcext:value-type="float">
            <text:p>2267937</text:p>
          </table:table-cell>
        </table:table-row>
        <table:table-row table:style-name="ro1">
          <table:table-cell/>
          <table:table-cell office:value-type="float" office:value="2099824" calcext:value-type="float">
            <text:p>2099824</text:p>
          </table:table-cell>
        </table:table-row>
        <table:table-row table:style-name="ro1">
          <table:table-cell/>
          <table:table-cell office:value-type="float" office:value="2246969" calcext:value-type="float">
            <text:p>2246969</text:p>
          </table:table-cell>
        </table:table-row>
        <table:table-row table:style-name="ro1">
          <table:table-cell/>
          <table:table-cell office:value-type="float" office:value="2224444" calcext:value-type="float">
            <text:p>2224444</text:p>
          </table:table-cell>
        </table:table-row>
        <table:table-row table:style-name="ro1">
          <table:table-cell/>
          <table:table-cell office:value-type="float" office:value="2176777" calcext:value-type="float">
            <text:p>2176777</text:p>
          </table:table-cell>
        </table:table-row>
        <table:table-row table:style-name="ro1">
          <table:table-cell/>
          <table:table-cell office:value-type="float" office:value="2253652" calcext:value-type="float">
            <text:p>2253652</text:p>
          </table:table-cell>
        </table:table-row>
        <table:table-row table:style-name="ro1">
          <table:table-cell/>
          <table:table-cell office:value-type="float" office:value="2193362" calcext:value-type="float">
            <text:p>2193362</text:p>
          </table:table-cell>
        </table:table-row>
        <table:table-row table:style-name="ro1">
          <table:table-cell/>
          <table:table-cell office:value-type="float" office:value="2189632" calcext:value-type="float">
            <text:p>2189632</text:p>
          </table:table-cell>
        </table:table-row>
        <table:table-row table:style-name="ro1">
          <table:table-cell/>
          <table:table-cell office:value-type="float" office:value="2121566" calcext:value-type="float">
            <text:p>2121566</text:p>
          </table:table-cell>
        </table:table-row>
        <table:table-row table:style-name="ro1">
          <table:table-cell/>
          <table:table-cell office:value-type="float" office:value="2196367" calcext:value-type="float">
            <text:p>2196367</text:p>
          </table:table-cell>
        </table:table-row>
        <table:table-row table:style-name="ro1">
          <table:table-cell/>
          <table:table-cell office:value-type="float" office:value="2171158" calcext:value-type="float">
            <text:p>2171158</text:p>
          </table:table-cell>
        </table:table-row>
        <table:table-row table:style-name="ro1">
          <table:table-cell/>
          <table:table-cell office:value-type="float" office:value="2007516" calcext:value-type="float">
            <text:p>2007516</text:p>
          </table:table-cell>
        </table:table-row>
        <table:table-row table:style-name="ro1">
          <table:table-cell/>
          <table:table-cell office:value-type="float" office:value="2161822" calcext:value-type="float">
            <text:p>2161822</text:p>
          </table:table-cell>
        </table:table-row>
        <table:table-row table:style-name="ro1">
          <table:table-cell/>
          <table:table-cell office:value-type="float" office:value="2809349" calcext:value-type="float">
            <text:p>2809349</text:p>
          </table:table-cell>
        </table:table-row>
        <table:table-row table:style-name="ro1">
          <table:table-cell/>
          <table:table-cell office:value-type="float" office:value="3275821" calcext:value-type="float">
            <text:p>3275821</text:p>
          </table:table-cell>
        </table:table-row>
        <table:table-row table:style-name="ro1">
          <table:table-cell/>
          <table:table-cell office:value-type="float" office:value="2801512" calcext:value-type="float">
            <text:p>2801512</text:p>
          </table:table-cell>
        </table:table-row>
        <table:table-row table:style-name="ro1">
          <table:table-cell/>
          <table:table-cell office:value-type="float" office:value="2232812" calcext:value-type="float">
            <text:p>2232812</text:p>
          </table:table-cell>
        </table:table-row>
        <table:table-row table:style-name="ro1">
          <table:table-cell/>
          <table:table-cell office:value-type="float" office:value="2224500" calcext:value-type="float">
            <text:p>2224500</text:p>
          </table:table-cell>
        </table:table-row>
        <table:table-row table:style-name="ro1">
          <table:table-cell/>
          <table:table-cell office:value-type="float" office:value="1957479" calcext:value-type="float">
            <text:p>1957479</text:p>
          </table:table-cell>
        </table:table-row>
        <table:table-row table:style-name="ro1">
          <table:table-cell/>
          <table:table-cell office:value-type="float" office:value="2063007" calcext:value-type="float">
            <text:p>2063007</text:p>
          </table:table-cell>
        </table:table-row>
        <table:table-row table:style-name="ro1">
          <table:table-cell/>
          <table:table-cell office:value-type="float" office:value="2288900" calcext:value-type="float">
            <text:p>2288900</text:p>
          </table:table-cell>
        </table:table-row>
        <table:table-row table:style-name="ro1">
          <table:table-cell/>
          <table:table-cell office:value-type="float" office:value="2093293" calcext:value-type="float">
            <text:p>2093293</text:p>
          </table:table-cell>
        </table:table-row>
        <table:table-row table:style-name="ro1">
          <table:table-cell/>
          <table:table-cell office:value-type="float" office:value="2026892" calcext:value-type="float">
            <text:p>2026892</text:p>
          </table:table-cell>
        </table:table-row>
        <table:table-row table:style-name="ro1">
          <table:table-cell/>
          <table:table-cell office:value-type="float" office:value="2436423" calcext:value-type="float">
            <text:p>2436423</text:p>
          </table:table-cell>
        </table:table-row>
        <table:table-row table:style-name="ro1">
          <table:table-cell/>
          <table:table-cell office:value-type="float" office:value="2850777" calcext:value-type="float">
            <text:p>2850777</text:p>
          </table:table-cell>
        </table:table-row>
        <table:table-row table:style-name="ro1">
          <table:table-cell/>
          <table:table-cell office:value-type="float" office:value="3162185" calcext:value-type="float">
            <text:p>3162185</text:p>
          </table:table-cell>
        </table:table-row>
        <table:table-row table:style-name="ro1">
          <table:table-cell/>
          <table:table-cell office:value-type="float" office:value="2846426" calcext:value-type="float">
            <text:p>2846426</text:p>
          </table:table-cell>
        </table:table-row>
        <table:table-row table:style-name="ro1">
          <table:table-cell/>
          <table:table-cell office:value-type="float" office:value="2087681" calcext:value-type="float">
            <text:p>2087681</text:p>
          </table:table-cell>
        </table:table-row>
        <table:table-row table:style-name="ro1">
          <table:table-cell/>
          <table:table-cell office:value-type="float" office:value="2149274" calcext:value-type="float">
            <text:p>2149274</text:p>
          </table:table-cell>
        </table:table-row>
        <table:table-row table:style-name="ro1">
          <table:table-cell/>
          <table:table-cell office:value-type="float" office:value="2054854" calcext:value-type="float">
            <text:p>2054854</text:p>
          </table:table-cell>
        </table:table-row>
        <table:table-row table:style-name="ro1">
          <table:table-cell/>
          <table:table-cell office:value-type="float" office:value="2327181" calcext:value-type="float">
            <text:p>2327181</text:p>
          </table:table-cell>
        </table:table-row>
        <table:table-row table:style-name="ro1">
          <table:table-cell/>
          <table:table-cell office:value-type="float" office:value="2175692" calcext:value-type="float">
            <text:p>2175692</text:p>
          </table:table-cell>
        </table:table-row>
        <table:table-row table:style-name="ro1">
          <table:table-cell/>
          <table:table-cell office:value-type="float" office:value="1953493" calcext:value-type="float">
            <text:p>1953493</text:p>
          </table:table-cell>
        </table:table-row>
        <table:table-row table:style-name="ro1">
          <table:table-cell/>
          <table:table-cell office:value-type="float" office:value="2006429" calcext:value-type="float">
            <text:p>2006429</text:p>
          </table:table-cell>
        </table:table-row>
        <table:table-row table:style-name="ro1">
          <table:table-cell/>
          <table:table-cell office:value-type="float" office:value="2282915" calcext:value-type="float">
            <text:p>2282915</text:p>
          </table:table-cell>
        </table:table-row>
        <table:table-row table:style-name="ro1">
          <table:table-cell/>
          <table:table-cell office:value-type="float" office:value="2198793" calcext:value-type="float">
            <text:p>2198793</text:p>
          </table:table-cell>
        </table:table-row>
        <table:table-row table:style-name="ro1">
          <table:table-cell/>
          <table:table-cell office:value-type="float" office:value="1967705" calcext:value-type="float">
            <text:p>1967705</text:p>
          </table:table-cell>
        </table:table-row>
        <table:table-row table:style-name="ro1">
          <table:table-cell/>
          <table:table-cell office:value-type="float" office:value="2087404" calcext:value-type="float">
            <text:p>2087404</text:p>
          </table:table-cell>
        </table:table-row>
        <table:table-row table:style-name="ro1">
          <table:table-cell/>
          <table:table-cell office:value-type="float" office:value="2343088" calcext:value-type="float">
            <text:p>2343088</text:p>
          </table:table-cell>
        </table:table-row>
        <table:table-row table:style-name="ro1">
          <table:table-cell/>
          <table:table-cell office:value-type="float" office:value="2027759" calcext:value-type="float">
            <text:p>2027759</text:p>
          </table:table-cell>
        </table:table-row>
        <table:table-row table:style-name="ro1">
          <table:table-cell/>
          <table:table-cell office:value-type="float" office:value="1980071" calcext:value-type="float">
            <text:p>1980071</text:p>
          </table:table-cell>
        </table:table-row>
        <table:table-row table:style-name="ro1">
          <table:table-cell/>
          <table:table-cell office:value-type="float" office:value="2241524" calcext:value-type="float">
            <text:p>2241524</text:p>
          </table:table-cell>
        </table:table-row>
        <table:table-row table:style-name="ro1">
          <table:table-cell/>
          <table:table-cell office:value-type="float" office:value="2206079" calcext:value-type="float">
            <text:p>2206079</text:p>
          </table:table-cell>
        </table:table-row>
        <table:table-row table:style-name="ro1">
          <table:table-cell/>
          <table:table-cell office:value-type="float" office:value="1930146" calcext:value-type="float">
            <text:p>1930146</text:p>
          </table:table-cell>
        </table:table-row>
        <table:table-row table:style-name="ro1">
          <table:table-cell/>
          <table:table-cell office:value-type="float" office:value="2062273" calcext:value-type="float">
            <text:p>2062273</text:p>
          </table:table-cell>
        </table:table-row>
        <table:table-row table:style-name="ro1">
          <table:table-cell/>
          <table:table-cell office:value-type="float" office:value="2364529" calcext:value-type="float">
            <text:p>2364529</text:p>
          </table:table-cell>
        </table:table-row>
        <table:table-row table:style-name="ro1">
          <table:table-cell/>
          <table:table-cell office:value-type="float" office:value="3280548" calcext:value-type="float">
            <text:p>3280548</text:p>
          </table:table-cell>
        </table:table-row>
        <table:table-row table:style-name="ro1">
          <table:table-cell/>
          <table:table-cell office:value-type="float" office:value="3391253" calcext:value-type="float">
            <text:p>3391253</text:p>
          </table:table-cell>
        </table:table-row>
        <table:table-row table:style-name="ro1">
          <table:table-cell/>
          <table:table-cell office:value-type="float" office:value="2530777" calcext:value-type="float">
            <text:p>2530777</text:p>
          </table:table-cell>
        </table:table-row>
        <table:table-row table:style-name="ro1">
          <table:table-cell/>
          <table:table-cell office:value-type="float" office:value="2215036" calcext:value-type="float">
            <text:p>2215036</text:p>
          </table:table-cell>
        </table:table-row>
        <table:table-row table:style-name="ro1">
          <table:table-cell/>
          <table:table-cell office:value-type="float" office:value="1956860" calcext:value-type="float">
            <text:p>1956860</text:p>
          </table:table-cell>
        </table:table-row>
        <table:table-row table:style-name="ro1">
          <table:table-cell/>
          <table:table-cell office:value-type="float" office:value="1998422" calcext:value-type="float">
            <text:p>1998422</text:p>
          </table:table-cell>
        </table:table-row>
        <table:table-row table:style-name="ro1">
          <table:table-cell/>
          <table:table-cell office:value-type="float" office:value="2199425" calcext:value-type="float">
            <text:p>2199425</text:p>
          </table:table-cell>
        </table:table-row>
        <table:table-row table:style-name="ro1">
          <table:table-cell/>
          <table:table-cell office:value-type="float" office:value="2183260" calcext:value-type="float">
            <text:p>2183260</text:p>
          </table:table-cell>
        </table:table-row>
        <table:table-row table:style-name="ro1">
          <table:table-cell/>
          <table:table-cell office:value-type="float" office:value="2135509" calcext:value-type="float">
            <text:p>2135509</text:p>
          </table:table-cell>
        </table:table-row>
        <table:table-row table:style-name="ro1">
          <table:table-cell/>
          <table:table-cell office:value-type="float" office:value="2055206" calcext:value-type="float">
            <text:p>2055206</text:p>
          </table:table-cell>
        </table:table-row>
        <table:table-row table:style-name="ro1">
          <table:table-cell/>
          <table:table-cell office:value-type="float" office:value="2232440" calcext:value-type="float">
            <text:p>2232440</text:p>
          </table:table-cell>
        </table:table-row>
        <table:table-row table:style-name="ro1">
          <table:table-cell/>
          <table:table-cell office:value-type="float" office:value="2083534" calcext:value-type="float">
            <text:p>2083534</text:p>
          </table:table-cell>
        </table:table-row>
        <table:table-row table:style-name="ro1">
          <table:table-cell/>
          <table:table-cell office:value-type="float" office:value="2064534" calcext:value-type="float">
            <text:p>2064534</text:p>
          </table:table-cell>
        </table:table-row>
        <table:table-row table:style-name="ro1">
          <table:table-cell/>
          <table:table-cell office:value-type="float" office:value="2175999" calcext:value-type="float">
            <text:p>2175999</text:p>
          </table:table-cell>
        </table:table-row>
        <table:table-row table:style-name="ro1">
          <table:table-cell/>
          <table:table-cell office:value-type="float" office:value="2612154" calcext:value-type="float">
            <text:p>2612154</text:p>
          </table:table-cell>
        </table:table-row>
        <table:table-row table:style-name="ro1">
          <table:table-cell/>
          <table:table-cell office:value-type="float" office:value="3310884" calcext:value-type="float">
            <text:p>3310884</text:p>
          </table:table-cell>
        </table:table-row>
        <table:table-row table:style-name="ro1">
          <table:table-cell/>
          <table:table-cell office:value-type="float" office:value="2883187" calcext:value-type="float">
            <text:p>2883187</text:p>
          </table:table-cell>
        </table:table-row>
        <table:table-row table:style-name="ro1">
          <table:table-cell/>
          <table:table-cell office:value-type="float" office:value="2115231" calcext:value-type="float">
            <text:p>2115231</text:p>
          </table:table-cell>
        </table:table-row>
        <table:table-row table:style-name="ro1">
          <table:table-cell/>
          <table:table-cell office:value-type="float" office:value="2287890" calcext:value-type="float">
            <text:p>2287890</text:p>
          </table:table-cell>
        </table:table-row>
        <table:table-row table:style-name="ro1">
          <table:table-cell/>
          <table:table-cell office:value-type="float" office:value="2006782" calcext:value-type="float">
            <text:p>2006782</text:p>
          </table:table-cell>
        </table:table-row>
        <table:table-row table:style-name="ro1">
          <table:table-cell/>
          <table:table-cell office:value-type="float" office:value="2241036" calcext:value-type="float">
            <text:p>2241036</text:p>
          </table:table-cell>
        </table:table-row>
        <table:table-row table:style-name="ro1">
          <table:table-cell/>
          <table:table-cell office:value-type="float" office:value="2176732" calcext:value-type="float">
            <text:p>2176732</text:p>
          </table:table-cell>
        </table:table-row>
        <table:table-row table:style-name="ro1">
          <table:table-cell/>
          <table:table-cell office:value-type="float" office:value="3295470" calcext:value-type="float">
            <text:p>3295470</text:p>
          </table:table-cell>
        </table:table-row>
        <table:table-row table:style-name="ro1">
          <table:table-cell/>
          <table:table-cell office:value-type="float" office:value="3162318" calcext:value-type="float">
            <text:p>3162318</text:p>
          </table:table-cell>
        </table:table-row>
        <table:table-row table:style-name="ro1">
          <table:table-cell/>
          <table:table-cell office:value-type="float" office:value="2582774" calcext:value-type="float">
            <text:p>2582774</text:p>
          </table:table-cell>
        </table:table-row>
        <table:table-row table:style-name="ro1">
          <table:table-cell/>
          <table:table-cell office:value-type="float" office:value="2460481" calcext:value-type="float">
            <text:p>2460481</text:p>
          </table:table-cell>
        </table:table-row>
        <table:table-row table:style-name="ro1">
          <table:table-cell/>
          <table:table-cell office:value-type="float" office:value="2111103" calcext:value-type="float">
            <text:p>2111103</text:p>
          </table:table-cell>
        </table:table-row>
        <table:table-row table:style-name="ro1">
          <table:table-cell/>
          <table:table-cell office:value-type="float" office:value="2252885" calcext:value-type="float">
            <text:p>2252885</text:p>
          </table:table-cell>
        </table:table-row>
        <table:table-row table:style-name="ro1">
          <table:table-cell/>
          <table:table-cell office:value-type="float" office:value="2321523" calcext:value-type="float">
            <text:p>2321523</text:p>
          </table:table-cell>
        </table:table-row>
        <table:table-row table:style-name="ro1">
          <table:table-cell/>
          <table:table-cell office:value-type="float" office:value="2161424" calcext:value-type="float">
            <text:p>2161424</text:p>
          </table:table-cell>
        </table:table-row>
        <table:table-row table:style-name="ro1">
          <table:table-cell/>
          <table:table-cell office:value-type="float" office:value="2013308" calcext:value-type="float">
            <text:p>2013308</text:p>
          </table:table-cell>
        </table:table-row>
        <table:table-row table:style-name="ro1">
          <table:table-cell/>
          <table:table-cell office:value-type="float" office:value="2061799" calcext:value-type="float">
            <text:p>2061799</text:p>
          </table:table-cell>
        </table:table-row>
        <table:table-row table:style-name="ro1">
          <table:table-cell/>
          <table:table-cell office:value-type="float" office:value="2412097" calcext:value-type="float">
            <text:p>2412097</text:p>
          </table:table-cell>
        </table:table-row>
        <table:table-row table:style-name="ro1">
          <table:table-cell/>
          <table:table-cell office:value-type="float" office:value="1968341" calcext:value-type="float">
            <text:p>1968341</text:p>
          </table:table-cell>
        </table:table-row>
        <table:table-row table:style-name="ro1">
          <table:table-cell/>
          <table:table-cell office:value-type="float" office:value="2113251" calcext:value-type="float">
            <text:p>2113251</text:p>
          </table:table-cell>
        </table:table-row>
        <table:table-row table:style-name="ro1">
          <table:table-cell/>
          <table:table-cell office:value-type="float" office:value="1882420" calcext:value-type="float">
            <text:p>1882420</text:p>
          </table:table-cell>
        </table:table-row>
        <table:table-row table:style-name="ro1">
          <table:table-cell/>
          <table:table-cell office:value-type="float" office:value="1936706" calcext:value-type="float">
            <text:p>1936706</text:p>
          </table:table-cell>
        </table:table-row>
        <table:table-row table:style-name="ro1">
          <table:table-cell/>
          <table:table-cell office:value-type="float" office:value="1977405" calcext:value-type="float">
            <text:p>1977405</text:p>
          </table:table-cell>
        </table:table-row>
        <table:table-row table:style-name="ro1">
          <table:table-cell/>
          <table:table-cell office:value-type="float" office:value="2617738" calcext:value-type="float">
            <text:p>2617738</text:p>
          </table:table-cell>
        </table:table-row>
        <table:table-row table:style-name="ro1">
          <table:table-cell/>
          <table:table-cell office:value-type="float" office:value="2707240" calcext:value-type="float">
            <text:p>2707240</text:p>
          </table:table-cell>
        </table:table-row>
        <table:table-row table:style-name="ro1">
          <table:table-cell/>
          <table:table-cell office:value-type="float" office:value="2303096" calcext:value-type="float">
            <text:p>2303096</text:p>
          </table:table-cell>
        </table:table-row>
        <table:table-row table:style-name="ro1">
          <table:table-cell/>
          <table:table-cell office:value-type="float" office:value="2620293" calcext:value-type="float">
            <text:p>2620293</text:p>
          </table:table-cell>
        </table:table-row>
        <table:table-row table:style-name="ro1">
          <table:table-cell/>
          <table:table-cell office:value-type="float" office:value="2940997" calcext:value-type="float">
            <text:p>2940997</text:p>
          </table:table-cell>
        </table:table-row>
        <table:table-row table:style-name="ro1">
          <table:table-cell/>
          <table:table-cell office:value-type="float" office:value="2273954" calcext:value-type="float">
            <text:p>2273954</text:p>
          </table:table-cell>
        </table:table-row>
        <table:table-row table:style-name="ro1">
          <table:table-cell/>
          <table:table-cell office:value-type="float" office:value="2255546" calcext:value-type="float">
            <text:p>2255546</text:p>
          </table:table-cell>
        </table:table-row>
        <table:table-row table:style-name="ro1">
          <table:table-cell/>
          <table:table-cell office:value-type="float" office:value="2122784" calcext:value-type="float">
            <text:p>2122784</text:p>
          </table:table-cell>
        </table:table-row>
        <table:table-row table:style-name="ro1">
          <table:table-cell/>
          <table:table-cell office:value-type="float" office:value="2249871" calcext:value-type="float">
            <text:p>2249871</text:p>
          </table:table-cell>
        </table:table-row>
        <table:table-row table:style-name="ro1">
          <table:table-cell/>
          <table:table-cell office:value-type="float" office:value="2177118" calcext:value-type="float">
            <text:p>2177118</text:p>
          </table:table-cell>
        </table:table-row>
        <table:table-row table:style-name="ro1">
          <table:table-cell/>
          <table:table-cell office:value-type="float" office:value="2089080" calcext:value-type="float">
            <text:p>2089080</text:p>
          </table:table-cell>
        </table:table-row>
        <table:table-row table:style-name="ro1">
          <table:table-cell/>
          <table:table-cell office:value-type="float" office:value="2176709" calcext:value-type="float">
            <text:p>2176709</text:p>
          </table:table-cell>
        </table:table-row>
        <table:table-row table:style-name="ro1">
          <table:table-cell/>
          <table:table-cell office:value-type="float" office:value="2278628" calcext:value-type="float">
            <text:p>2278628</text:p>
          </table:table-cell>
        </table:table-row>
        <table:table-row table:style-name="ro1">
          <table:table-cell/>
          <table:table-cell office:value-type="float" office:value="2147632" calcext:value-type="float">
            <text:p>2147632</text:p>
          </table:table-cell>
        </table:table-row>
        <table:table-row table:style-name="ro1">
          <table:table-cell/>
          <table:table-cell office:value-type="float" office:value="2212869" calcext:value-type="float">
            <text:p>2212869</text:p>
          </table:table-cell>
        </table:table-row>
        <table:table-row table:style-name="ro1">
          <table:table-cell/>
          <table:table-cell office:value-type="float" office:value="2250282" calcext:value-type="float">
            <text:p>2250282</text:p>
          </table:table-cell>
        </table:table-row>
        <table:table-row table:style-name="ro1">
          <table:table-cell/>
          <table:table-cell office:value-type="float" office:value="3078303" calcext:value-type="float">
            <text:p>3078303</text:p>
          </table:table-cell>
        </table:table-row>
        <table:table-row table:style-name="ro1">
          <table:table-cell/>
          <table:table-cell office:value-type="float" office:value="3258700" calcext:value-type="float">
            <text:p>3258700</text:p>
          </table:table-cell>
        </table:table-row>
        <table:table-row table:style-name="ro1">
          <table:table-cell/>
          <table:table-cell office:value-type="float" office:value="2771952" calcext:value-type="float">
            <text:p>2771952</text:p>
          </table:table-cell>
        </table:table-row>
        <table:table-row table:style-name="ro1">
          <table:table-cell/>
          <table:table-cell office:value-type="float" office:value="2177915" calcext:value-type="float">
            <text:p>2177915</text:p>
          </table:table-cell>
        </table:table-row>
        <table:table-row table:style-name="ro1">
          <table:table-cell/>
          <table:table-cell office:value-type="float" office:value="2003899" calcext:value-type="float">
            <text:p>2003899</text:p>
          </table:table-cell>
        </table:table-row>
        <table:table-row table:style-name="ro1">
          <table:table-cell/>
          <table:table-cell office:value-type="float" office:value="2125563" calcext:value-type="float">
            <text:p>2125563</text:p>
          </table:table-cell>
        </table:table-row>
        <table:table-row table:style-name="ro1">
          <table:table-cell/>
          <table:table-cell office:value-type="float" office:value="2384013" calcext:value-type="float">
            <text:p>2384013</text:p>
          </table:table-cell>
        </table:table-row>
        <table:table-row table:style-name="ro1">
          <table:table-cell/>
          <table:table-cell office:value-type="float" office:value="2178143" calcext:value-type="float">
            <text:p>2178143</text:p>
          </table:table-cell>
        </table:table-row>
        <table:table-row table:style-name="ro1">
          <table:table-cell/>
          <table:table-cell office:value-type="float" office:value="2049529" calcext:value-type="float">
            <text:p>2049529</text:p>
          </table:table-cell>
        </table:table-row>
        <table:table-row table:style-name="ro1">
          <table:table-cell/>
          <table:table-cell office:value-type="float" office:value="2096763" calcext:value-type="float">
            <text:p>2096763</text:p>
          </table:table-cell>
        </table:table-row>
        <table:table-row table:style-name="ro1">
          <table:table-cell/>
          <table:table-cell office:value-type="float" office:value="2280875" calcext:value-type="float">
            <text:p>2280875</text:p>
          </table:table-cell>
        </table:table-row>
        <table:table-row table:style-name="ro1">
          <table:table-cell/>
          <table:table-cell office:value-type="float" office:value="3062646" calcext:value-type="float">
            <text:p>3062646</text:p>
          </table:table-cell>
        </table:table-row>
        <table:table-row table:style-name="ro1">
          <table:table-cell/>
          <table:table-cell office:value-type="float" office:value="3181918" calcext:value-type="float">
            <text:p>3181918</text:p>
          </table:table-cell>
        </table:table-row>
        <table:table-row table:style-name="ro1">
          <table:table-cell/>
          <table:table-cell office:value-type="float" office:value="2773772" calcext:value-type="float">
            <text:p>2773772</text:p>
          </table:table-cell>
        </table:table-row>
        <table:table-row table:style-name="ro1">
          <table:table-cell/>
          <table:table-cell office:value-type="float" office:value="2377992" calcext:value-type="float">
            <text:p>2377992</text:p>
          </table:table-cell>
        </table:table-row>
        <table:table-row table:style-name="ro1">
          <table:table-cell/>
          <table:table-cell office:value-type="float" office:value="1908790" calcext:value-type="float">
            <text:p>1908790</text:p>
          </table:table-cell>
        </table:table-row>
        <table:table-row table:style-name="ro1">
          <table:table-cell/>
          <table:table-cell office:value-type="float" office:value="2078633" calcext:value-type="float">
            <text:p>2078633</text:p>
          </table:table-cell>
        </table:table-row>
        <table:table-row table:style-name="ro1">
          <table:table-cell/>
          <table:table-cell office:value-type="float" office:value="2250263" calcext:value-type="float">
            <text:p>2250263</text:p>
          </table:table-cell>
        </table:table-row>
        <table:table-row table:style-name="ro1">
          <table:table-cell/>
          <table:table-cell office:value-type="float" office:value="2254826" calcext:value-type="float">
            <text:p>2254826</text:p>
          </table:table-cell>
        </table:table-row>
        <table:table-row table:style-name="ro1">
          <table:table-cell/>
          <table:table-cell office:value-type="float" office:value="1983274" calcext:value-type="float">
            <text:p>1983274</text:p>
          </table:table-cell>
        </table:table-row>
        <table:table-row table:style-name="ro1">
          <table:table-cell/>
          <table:table-cell office:value-type="float" office:value="2061888" calcext:value-type="float">
            <text:p>2061888</text:p>
          </table:table-cell>
        </table:table-row>
        <table:table-row table:style-name="ro1">
          <table:table-cell/>
          <table:table-cell office:value-type="float" office:value="2185192" calcext:value-type="float">
            <text:p>2185192</text:p>
          </table:table-cell>
        </table:table-row>
        <table:table-row table:style-name="ro1">
          <table:table-cell/>
          <table:table-cell office:value-type="float" office:value="2084688" calcext:value-type="float">
            <text:p>2084688</text:p>
          </table:table-cell>
        </table:table-row>
        <table:table-row table:style-name="ro1">
          <table:table-cell/>
          <table:table-cell office:value-type="float" office:value="1921227" calcext:value-type="float">
            <text:p>1921227</text:p>
          </table:table-cell>
        </table:table-row>
        <table:table-row table:style-name="ro1">
          <table:table-cell/>
          <table:table-cell office:value-type="float" office:value="2328454" calcext:value-type="float">
            <text:p>2328454</text:p>
          </table:table-cell>
        </table:table-row>
        <table:table-row table:style-name="ro1">
          <table:table-cell/>
          <table:table-cell office:value-type="float" office:value="2118058" calcext:value-type="float">
            <text:p>2118058</text:p>
          </table:table-cell>
        </table:table-row>
        <table:table-row table:style-name="ro1">
          <table:table-cell/>
          <table:table-cell office:value-type="float" office:value="2112557" calcext:value-type="float">
            <text:p>2112557</text:p>
          </table:table-cell>
        </table:table-row>
        <table:table-row table:style-name="ro1">
          <table:table-cell/>
          <table:table-cell office:value-type="float" office:value="2145308" calcext:value-type="float">
            <text:p>2145308</text:p>
          </table:table-cell>
        </table:table-row>
        <table:table-row table:style-name="ro1">
          <table:table-cell/>
          <table:table-cell office:value-type="float" office:value="2242831" calcext:value-type="float">
            <text:p>2242831</text:p>
          </table:table-cell>
        </table:table-row>
        <table:table-row table:style-name="ro1">
          <table:table-cell/>
          <table:table-cell office:value-type="float" office:value="3198790" calcext:value-type="float">
            <text:p>3198790</text:p>
          </table:table-cell>
        </table:table-row>
        <table:table-row table:style-name="ro1">
          <table:table-cell/>
          <table:table-cell office:value-type="float" office:value="3029357" calcext:value-type="float">
            <text:p>3029357</text:p>
          </table:table-cell>
        </table:table-row>
        <table:table-row table:style-name="ro1">
          <table:table-cell/>
          <table:table-cell office:value-type="float" office:value="2670314" calcext:value-type="float">
            <text:p>2670314</text:p>
          </table:table-cell>
        </table:table-row>
        <table:table-row table:style-name="ro1">
          <table:table-cell/>
          <table:table-cell office:value-type="float" office:value="2293545" calcext:value-type="float">
            <text:p>2293545</text:p>
          </table:table-cell>
        </table:table-row>
        <table:table-row table:style-name="ro1">
          <table:table-cell/>
          <table:table-cell office:value-type="float" office:value="2347815" calcext:value-type="float">
            <text:p>2347815</text:p>
          </table:table-cell>
        </table:table-row>
        <table:table-row table:style-name="ro1">
          <table:table-cell/>
          <table:table-cell office:value-type="float" office:value="2036676" calcext:value-type="float">
            <text:p>2036676</text:p>
          </table:table-cell>
        </table:table-row>
        <table:table-row table:style-name="ro1">
          <table:table-cell/>
          <table:table-cell office:value-type="float" office:value="2331893" calcext:value-type="float">
            <text:p>2331893</text:p>
          </table:table-cell>
        </table:table-row>
        <table:table-row table:style-name="ro1">
          <table:table-cell/>
          <table:table-cell office:value-type="float" office:value="2266631" calcext:value-type="float">
            <text:p>2266631</text:p>
          </table:table-cell>
        </table:table-row>
        <table:table-row table:style-name="ro1">
          <table:table-cell/>
          <table:table-cell office:value-type="float" office:value="1942142" calcext:value-type="float">
            <text:p>1942142</text:p>
          </table:table-cell>
        </table:table-row>
        <table:table-row table:style-name="ro1">
          <table:table-cell/>
          <table:table-cell office:value-type="float" office:value="2072091" calcext:value-type="float">
            <text:p>2072091</text:p>
          </table:table-cell>
        </table:table-row>
        <table:table-row table:style-name="ro1">
          <table:table-cell/>
          <table:table-cell office:value-type="float" office:value="2264151" calcext:value-type="float">
            <text:p>2264151</text:p>
          </table:table-cell>
        </table:table-row>
        <table:table-row table:style-name="ro1">
          <table:table-cell/>
          <table:table-cell office:value-type="float" office:value="1989059" calcext:value-type="float">
            <text:p>1989059</text:p>
          </table:table-cell>
        </table:table-row>
        <table:table-row table:style-name="ro1">
          <table:table-cell/>
          <table:table-cell office:value-type="float" office:value="2219066" calcext:value-type="float">
            <text:p>2219066</text:p>
          </table:table-cell>
        </table:table-row>
        <table:table-row table:style-name="ro1">
          <table:table-cell/>
          <table:table-cell office:value-type="float" office:value="2495844" calcext:value-type="float">
            <text:p>2495844</text:p>
          </table:table-cell>
        </table:table-row>
        <table:table-row table:style-name="ro1">
          <table:table-cell/>
          <table:table-cell office:value-type="float" office:value="2903072" calcext:value-type="float">
            <text:p>2903072</text:p>
          </table:table-cell>
        </table:table-row>
        <table:table-row table:style-name="ro1">
          <table:table-cell/>
          <table:table-cell office:value-type="float" office:value="3147022" calcext:value-type="float">
            <text:p>3147022</text:p>
          </table:table-cell>
        </table:table-row>
        <table:table-row table:style-name="ro1">
          <table:table-cell/>
          <table:table-cell office:value-type="float" office:value="2807923" calcext:value-type="float">
            <text:p>2807923</text:p>
          </table:table-cell>
        </table:table-row>
        <table:table-row table:style-name="ro1">
          <table:table-cell/>
          <table:table-cell office:value-type="float" office:value="2237416" calcext:value-type="float">
            <text:p>2237416</text:p>
          </table:table-cell>
        </table:table-row>
        <table:table-row table:style-name="ro1">
          <table:table-cell/>
          <table:table-cell office:value-type="float" office:value="2290982" calcext:value-type="float">
            <text:p>2290982</text:p>
          </table:table-cell>
        </table:table-row>
        <table:table-row table:style-name="ro1">
          <table:table-cell/>
          <table:table-cell office:value-type="float" office:value="2061897" calcext:value-type="float">
            <text:p>2061897</text:p>
          </table:table-cell>
        </table:table-row>
        <table:table-row table:style-name="ro1">
          <table:table-cell/>
          <table:table-cell office:value-type="float" office:value="2207485" calcext:value-type="float">
            <text:p>2207485</text:p>
          </table:table-cell>
        </table:table-row>
        <table:table-row table:style-name="ro1">
          <table:table-cell/>
          <table:table-cell office:value-type="float" office:value="2287049" calcext:value-type="float">
            <text:p>2287049</text:p>
          </table:table-cell>
        </table:table-row>
        <table:table-row table:style-name="ro1">
          <table:table-cell/>
          <table:table-cell office:value-type="float" office:value="1991199" calcext:value-type="float">
            <text:p>1991199</text:p>
          </table:table-cell>
        </table:table-row>
        <table:table-row table:style-name="ro1">
          <table:table-cell/>
          <table:table-cell office:value-type="float" office:value="2316833" calcext:value-type="float">
            <text:p>2316833</text:p>
          </table:table-cell>
        </table:table-row>
        <table:table-row table:style-name="ro1">
          <table:table-cell/>
          <table:table-cell office:value-type="float" office:value="2155709" calcext:value-type="float">
            <text:p>2155709</text:p>
          </table:table-cell>
        </table:table-row>
        <table:table-row table:style-name="ro1">
          <table:table-cell/>
          <table:table-cell office:value-type="float" office:value="2083060" calcext:value-type="float">
            <text:p>2083060</text:p>
          </table:table-cell>
        </table:table-row>
        <table:table-row table:style-name="ro1">
          <table:table-cell/>
          <table:table-cell office:value-type="float" office:value="1945442" calcext:value-type="float">
            <text:p>1945442</text:p>
          </table:table-cell>
        </table:table-row>
        <table:table-row table:style-name="ro1">
          <table:table-cell/>
          <table:table-cell office:value-type="float" office:value="2126996" calcext:value-type="float">
            <text:p>2126996</text:p>
          </table:table-cell>
        </table:table-row>
        <table:table-row table:style-name="ro1">
          <table:table-cell/>
          <table:table-cell office:value-type="float" office:value="2273702" calcext:value-type="float">
            <text:p>2273702</text:p>
          </table:table-cell>
        </table:table-row>
        <table:table-row table:style-name="ro1">
          <table:table-cell/>
          <table:table-cell office:value-type="float" office:value="2273113" calcext:value-type="float">
            <text:p>2273113</text:p>
          </table:table-cell>
        </table:table-row>
        <table:table-row table:style-name="ro1">
          <table:table-cell/>
          <table:table-cell office:value-type="float" office:value="2056634" calcext:value-type="float">
            <text:p>2056634</text:p>
          </table:table-cell>
        </table:table-row>
        <table:table-row table:style-name="ro1">
          <table:table-cell/>
          <table:table-cell office:value-type="float" office:value="2357082" calcext:value-type="float">
            <text:p>2357082</text:p>
          </table:table-cell>
        </table:table-row>
        <table:table-row table:style-name="ro1">
          <table:table-cell/>
          <table:table-cell office:value-type="float" office:value="3394906" calcext:value-type="float">
            <text:p>3394906</text:p>
          </table:table-cell>
        </table:table-row>
        <table:table-row table:style-name="ro1">
          <table:table-cell/>
          <table:table-cell office:value-type="float" office:value="3295797" calcext:value-type="float">
            <text:p>3295797</text:p>
          </table:table-cell>
        </table:table-row>
        <table:table-row table:style-name="ro1">
          <table:table-cell/>
          <table:table-cell office:value-type="float" office:value="2532001" calcext:value-type="float">
            <text:p>2532001</text:p>
          </table:table-cell>
        </table:table-row>
        <table:table-row table:style-name="ro1">
          <table:table-cell/>
          <table:table-cell office:value-type="float" office:value="2180150" calcext:value-type="float">
            <text:p>2180150</text:p>
          </table:table-cell>
        </table:table-row>
        <table:table-row table:style-name="ro1">
          <table:table-cell/>
          <table:table-cell office:value-type="float" office:value="2061459" calcext:value-type="float">
            <text:p>2061459</text:p>
          </table:table-cell>
        </table:table-row>
        <table:table-row table:style-name="ro1">
          <table:table-cell/>
          <table:table-cell office:value-type="float" office:value="1898272" calcext:value-type="float">
            <text:p>1898272</text:p>
          </table:table-cell>
        </table:table-row>
        <table:table-row table:style-name="ro1">
          <table:table-cell/>
          <table:table-cell office:value-type="float" office:value="2091793" calcext:value-type="float">
            <text:p>2091793</text:p>
          </table:table-cell>
        </table:table-row>
        <table:table-row table:style-name="ro1">
          <table:table-cell/>
          <table:table-cell office:value-type="float" office:value="1872796" calcext:value-type="float">
            <text:p>1872796</text:p>
          </table:table-cell>
        </table:table-row>
        <table:table-row table:style-name="ro1">
          <table:table-cell/>
          <table:table-cell office:value-type="float" office:value="2251713" calcext:value-type="float">
            <text:p>2251713</text:p>
          </table:table-cell>
        </table:table-row>
        <table:table-row table:style-name="ro1">
          <table:table-cell/>
          <table:table-cell office:value-type="float" office:value="2633859" calcext:value-type="float">
            <text:p>2633859</text:p>
          </table:table-cell>
        </table:table-row>
        <table:table-row table:style-name="ro1">
          <table:table-cell/>
          <table:table-cell office:value-type="float" office:value="2812038" calcext:value-type="float">
            <text:p>2812038</text:p>
          </table:table-cell>
        </table:table-row>
        <table:table-row table:style-name="ro1">
          <table:table-cell/>
          <table:table-cell office:value-type="float" office:value="2353693" calcext:value-type="float">
            <text:p>2353693</text:p>
          </table:table-cell>
        </table:table-row>
        <table:table-row table:style-name="ro1">
          <table:table-cell/>
          <table:table-cell office:value-type="float" office:value="2767245" calcext:value-type="float">
            <text:p>2767245</text:p>
          </table:table-cell>
        </table:table-row>
        <table:table-row table:style-name="ro1">
          <table:table-cell/>
          <table:table-cell office:value-type="float" office:value="2825559" calcext:value-type="float">
            <text:p>2825559</text:p>
          </table:table-cell>
        </table:table-row>
        <table:table-row table:style-name="ro1">
          <table:table-cell/>
          <table:table-cell office:value-type="float" office:value="2114556" calcext:value-type="float">
            <text:p>2114556</text:p>
          </table:table-cell>
        </table:table-row>
        <table:table-row table:style-name="ro1">
          <table:table-cell/>
          <table:table-cell office:value-type="float" office:value="1992939" calcext:value-type="float">
            <text:p>1992939</text:p>
          </table:table-cell>
        </table:table-row>
        <table:table-row table:style-name="ro1">
          <table:table-cell/>
          <table:table-cell office:value-type="float" office:value="2027471" calcext:value-type="float">
            <text:p>2027471</text:p>
          </table:table-cell>
        </table:table-row>
        <table:table-row table:style-name="ro1">
          <table:table-cell/>
          <table:table-cell office:value-type="float" office:value="2104647" calcext:value-type="float">
            <text:p>2104647</text:p>
          </table:table-cell>
        </table:table-row>
        <table:table-row table:style-name="ro1">
          <table:table-cell/>
          <table:table-cell office:value-type="float" office:value="2217256" calcext:value-type="float">
            <text:p>2217256</text:p>
          </table:table-cell>
        </table:table-row>
        <table:table-row table:style-name="ro1">
          <table:table-cell/>
          <table:table-cell office:value-type="float" office:value="2209593" calcext:value-type="float">
            <text:p>2209593</text:p>
          </table:table-cell>
        </table:table-row>
        <table:table-row table:style-name="ro1">
          <table:table-cell/>
          <table:table-cell office:value-type="float" office:value="2362810" calcext:value-type="float">
            <text:p>2362810</text:p>
          </table:table-cell>
        </table:table-row>
        <table:table-row table:style-name="ro1">
          <table:table-cell/>
          <table:table-cell office:value-type="float" office:value="2308769" calcext:value-type="float">
            <text:p>2308769</text:p>
          </table:table-cell>
        </table:table-row>
        <table:table-row table:style-name="ro1">
          <table:table-cell/>
          <table:table-cell office:value-type="float" office:value="2069977" calcext:value-type="float">
            <text:p>2069977</text:p>
          </table:table-cell>
        </table:table-row>
        <table:table-row table:style-name="ro1">
          <table:table-cell/>
          <table:table-cell office:value-type="float" office:value="2138655" calcext:value-type="float">
            <text:p>2138655</text:p>
          </table:table-cell>
        </table:table-row>
        <table:table-row table:style-name="ro1">
          <table:table-cell/>
          <table:table-cell office:value-type="float" office:value="2146253" calcext:value-type="float">
            <text:p>2146253</text:p>
          </table:table-cell>
        </table:table-row>
        <table:table-row table:style-name="ro1">
          <table:table-cell/>
          <table:table-cell office:value-type="float" office:value="2409995" calcext:value-type="float">
            <text:p>2409995</text:p>
          </table:table-cell>
        </table:table-row>
        <table:table-row table:style-name="ro1">
          <table:table-cell/>
          <table:table-cell office:value-type="float" office:value="2069186" calcext:value-type="float">
            <text:p>2069186</text:p>
          </table:table-cell>
        </table:table-row>
        <table:table-row table:style-name="ro1">
          <table:table-cell/>
          <table:table-cell office:value-type="float" office:value="2153992" calcext:value-type="float">
            <text:p>2153992</text:p>
          </table:table-cell>
        </table:table-row>
        <table:table-row table:style-name="ro1">
          <table:table-cell/>
          <table:table-cell office:value-type="float" office:value="2146209" calcext:value-type="float">
            <text:p>2146209</text:p>
          </table:table-cell>
        </table:table-row>
        <table:table-row table:style-name="ro1">
          <table:table-cell/>
          <table:table-cell office:value-type="float" office:value="3327948" calcext:value-type="float">
            <text:p>3327948</text:p>
          </table:table-cell>
        </table:table-row>
        <table:table-row table:style-name="ro1">
          <table:table-cell/>
          <table:table-cell office:value-type="float" office:value="3031871" calcext:value-type="float">
            <text:p>3031871</text:p>
          </table:table-cell>
        </table:table-row>
        <table:table-row table:style-name="ro1">
          <table:table-cell/>
          <table:table-cell office:value-type="float" office:value="2570353" calcext:value-type="float">
            <text:p>2570353</text:p>
          </table:table-cell>
        </table:table-row>
        <table:table-row table:style-name="ro1">
          <table:table-cell/>
          <table:table-cell office:value-type="float" office:value="2328911" calcext:value-type="float">
            <text:p>2328911</text:p>
          </table:table-cell>
        </table:table-row>
        <table:table-row table:style-name="ro1">
          <table:table-cell/>
          <table:table-cell office:value-type="float" office:value="1953630" calcext:value-type="float">
            <text:p>1953630</text:p>
          </table:table-cell>
        </table:table-row>
        <table:table-row table:style-name="ro1">
          <table:table-cell/>
          <table:table-cell office:value-type="float" office:value="2019805" calcext:value-type="float">
            <text:p>2019805</text:p>
          </table:table-cell>
        </table:table-row>
        <table:table-row table:style-name="ro1">
          <table:table-cell/>
          <table:table-cell office:value-type="float" office:value="2401201" calcext:value-type="float">
            <text:p>2401201</text:p>
          </table:table-cell>
        </table:table-row>
        <table:table-row table:style-name="ro1">
          <table:table-cell/>
          <table:table-cell office:value-type="float" office:value="2906544" calcext:value-type="float">
            <text:p>2906544</text:p>
          </table:table-cell>
        </table:table-row>
        <table:table-row table:style-name="ro1">
          <table:table-cell/>
          <table:table-cell office:value-type="float" office:value="3258639" calcext:value-type="float">
            <text:p>3258639</text:p>
          </table:table-cell>
        </table:table-row>
        <table:table-row table:style-name="ro1">
          <table:table-cell/>
          <table:table-cell office:value-type="float" office:value="2849023" calcext:value-type="float">
            <text:p>2849023</text:p>
          </table:table-cell>
        </table:table-row>
        <table:table-row table:style-name="ro1">
          <table:table-cell/>
          <table:table-cell office:value-type="float" office:value="2074058" calcext:value-type="float">
            <text:p>2074058</text:p>
          </table:table-cell>
        </table:table-row>
        <table:table-row table:style-name="ro1">
          <table:table-cell/>
          <table:table-cell office:value-type="float" office:value="2234097" calcext:value-type="float">
            <text:p>2234097</text:p>
          </table:table-cell>
        </table:table-row>
        <table:table-row table:style-name="ro1">
          <table:table-cell/>
          <table:table-cell office:value-type="float" office:value="1941107" calcext:value-type="float">
            <text:p>1941107</text:p>
          </table:table-cell>
        </table:table-row>
        <table:table-row table:style-name="ro1">
          <table:table-cell/>
          <table:table-cell office:value-type="float" office:value="2065508" calcext:value-type="float">
            <text:p>2065508</text:p>
          </table:table-cell>
        </table:table-row>
        <table:table-row table:style-name="ro1">
          <table:table-cell/>
          <table:table-cell office:value-type="float" office:value="2277291" calcext:value-type="float">
            <text:p>2277291</text:p>
          </table:table-cell>
        </table:table-row>
        <table:table-row table:style-name="ro1">
          <table:table-cell/>
          <table:table-cell office:value-type="float" office:value="2022044" calcext:value-type="float">
            <text:p>2022044</text:p>
          </table:table-cell>
        </table:table-row>
        <table:table-row table:style-name="ro1">
          <table:table-cell/>
          <table:table-cell office:value-type="float" office:value="1973013" calcext:value-type="float">
            <text:p>1973013</text:p>
          </table:table-cell>
        </table:table-row>
        <table:table-row table:style-name="ro1">
          <table:table-cell/>
          <table:table-cell office:value-type="float" office:value="2251113" calcext:value-type="float">
            <text:p>2251113</text:p>
          </table:table-cell>
        </table:table-row>
        <table:table-row table:style-name="ro1">
          <table:table-cell/>
          <table:table-cell office:value-type="float" office:value="2207053" calcext:value-type="float">
            <text:p>2207053</text:p>
          </table:table-cell>
        </table:table-row>
        <table:table-row table:style-name="ro1">
          <table:table-cell/>
          <table:table-cell office:value-type="float" office:value="2024529" calcext:value-type="float">
            <text:p>2024529</text:p>
          </table:table-cell>
        </table:table-row>
        <table:table-row table:style-name="ro1">
          <table:table-cell/>
          <table:table-cell office:value-type="float" office:value="2012910" calcext:value-type="float">
            <text:p>2012910</text:p>
          </table:table-cell>
        </table:table-row>
        <table:table-row table:style-name="ro1">
          <table:table-cell/>
          <table:table-cell office:value-type="float" office:value="2110922" calcext:value-type="float">
            <text:p>2110922</text:p>
          </table:table-cell>
        </table:table-row>
        <table:table-row table:style-name="ro1">
          <table:table-cell/>
          <table:table-cell office:value-type="float" office:value="3264497" calcext:value-type="float">
            <text:p>3264497</text:p>
          </table:table-cell>
        </table:table-row>
        <table:table-row table:style-name="ro1">
          <table:table-cell/>
          <table:table-cell office:value-type="float" office:value="3143997" calcext:value-type="float">
            <text:p>3143997</text:p>
          </table:table-cell>
        </table:table-row>
        <table:table-row table:style-name="ro1">
          <table:table-cell/>
          <table:table-cell office:value-type="float" office:value="2783641" calcext:value-type="float">
            <text:p>2783641</text:p>
          </table:table-cell>
        </table:table-row>
        <table:table-row table:style-name="ro1">
          <table:table-cell/>
          <table:table-cell office:value-type="float" office:value="2078543" calcext:value-type="float">
            <text:p>2078543</text:p>
          </table:table-cell>
        </table:table-row>
        <table:table-row table:style-name="ro1">
          <table:table-cell/>
          <table:table-cell office:value-type="float" office:value="2204677" calcext:value-type="float">
            <text:p>2204677</text:p>
          </table:table-cell>
        </table:table-row>
        <table:table-row table:style-name="ro1">
          <table:table-cell/>
          <table:table-cell office:value-type="float" office:value="2140414" calcext:value-type="float">
            <text:p>2140414</text:p>
          </table:table-cell>
        </table:table-row>
        <table:table-row table:style-name="ro1">
          <table:table-cell/>
          <table:table-cell office:value-type="float" office:value="1897919" calcext:value-type="float">
            <text:p>1897919</text:p>
          </table:table-cell>
        </table:table-row>
        <table:table-row table:style-name="ro1">
          <table:table-cell/>
          <table:table-cell office:value-type="float" office:value="2056301" calcext:value-type="float">
            <text:p>2056301</text:p>
          </table:table-cell>
        </table:table-row>
        <table:table-row table:style-name="ro1">
          <table:table-cell/>
          <table:table-cell office:value-type="float" office:value="1930147" calcext:value-type="float">
            <text:p>1930147</text:p>
          </table:table-cell>
        </table:table-row>
        <table:table-row table:style-name="ro1">
          <table:table-cell/>
          <table:table-cell office:value-type="float" office:value="2255504" calcext:value-type="float">
            <text:p>2255504</text:p>
          </table:table-cell>
        </table:table-row>
        <table:table-row table:style-name="ro1">
          <table:table-cell/>
          <table:table-cell office:value-type="float" office:value="3267547" calcext:value-type="float">
            <text:p>3267547</text:p>
          </table:table-cell>
        </table:table-row>
        <table:table-row table:style-name="ro1">
          <table:table-cell/>
          <table:table-cell office:value-type="float" office:value="2124306" calcext:value-type="float">
            <text:p>2124306</text:p>
          </table:table-cell>
        </table:table-row>
        <table:table-row table:style-name="ro1">
          <table:table-cell/>
          <table:table-cell office:value-type="float" office:value="2117173" calcext:value-type="float">
            <text:p>2117173</text:p>
          </table:table-cell>
        </table:table-row>
        <table:table-row table:style-name="ro1">
          <table:table-cell/>
          <table:table-cell office:value-type="float" office:value="1971949" calcext:value-type="float">
            <text:p>1971949</text:p>
          </table:table-cell>
        </table:table-row>
        <table:table-row table:style-name="ro1">
          <table:table-cell/>
          <table:table-cell office:value-type="float" office:value="2124491" calcext:value-type="float">
            <text:p>2124491</text:p>
          </table:table-cell>
        </table:table-row>
        <table:table-row table:style-name="ro1">
          <table:table-cell/>
          <table:table-cell office:value-type="float" office:value="2361858" calcext:value-type="float">
            <text:p>2361858</text:p>
          </table:table-cell>
        </table:table-row>
        <table:table-row table:style-name="ro1">
          <table:table-cell/>
          <table:table-cell office:value-type="float" office:value="2089721" calcext:value-type="float">
            <text:p>2089721</text:p>
          </table:table-cell>
        </table:table-row>
        <table:table-row table:style-name="ro1">
          <table:table-cell/>
          <table:table-cell office:value-type="float" office:value="2099318" calcext:value-type="float">
            <text:p>2099318</text:p>
          </table:table-cell>
        </table:table-row>
        <table:table-row table:style-name="ro1">
          <table:table-cell/>
          <table:table-cell office:value-type="float" office:value="2259007" calcext:value-type="float">
            <text:p>2259007</text:p>
          </table:table-cell>
        </table:table-row>
        <table:table-row table:style-name="ro1">
          <table:table-cell/>
          <table:table-cell office:value-type="float" office:value="2708114" calcext:value-type="float">
            <text:p>2708114</text:p>
          </table:table-cell>
        </table:table-row>
        <table:table-row table:style-name="ro1">
          <table:table-cell/>
          <table:table-cell office:value-type="float" office:value="3214023" calcext:value-type="float">
            <text:p>3214023</text:p>
          </table:table-cell>
        </table:table-row>
        <table:table-row table:style-name="ro1">
          <table:table-cell/>
          <table:table-cell office:value-type="float" office:value="2932771" calcext:value-type="float">
            <text:p>2932771</text:p>
          </table:table-cell>
        </table:table-row>
        <table:table-row table:style-name="ro1">
          <table:table-cell/>
          <table:table-cell office:value-type="float" office:value="2133243" calcext:value-type="float">
            <text:p>2133243</text:p>
          </table:table-cell>
        </table:table-row>
        <table:table-row table:style-name="ro1">
          <table:table-cell/>
          <table:table-cell office:value-type="float" office:value="2152323" calcext:value-type="float">
            <text:p>2152323</text:p>
          </table:table-cell>
        </table:table-row>
        <table:table-row table:style-name="ro1">
          <table:table-cell/>
          <table:table-cell office:value-type="float" office:value="2094551" calcext:value-type="float">
            <text:p>2094551</text:p>
          </table:table-cell>
        </table:table-row>
        <table:table-row table:style-name="ro1">
          <table:table-cell/>
          <table:table-cell office:value-type="float" office:value="2398761" calcext:value-type="float">
            <text:p>2398761</text:p>
          </table:table-cell>
        </table:table-row>
        <table:table-row table:style-name="ro1">
          <table:table-cell/>
          <table:table-cell office:value-type="float" office:value="2336088" calcext:value-type="float">
            <text:p>2336088</text:p>
          </table:table-cell>
        </table:table-row>
        <table:table-row table:style-name="ro1">
          <table:table-cell/>
          <table:table-cell office:value-type="float" office:value="2017805" calcext:value-type="float">
            <text:p>2017805</text:p>
          </table:table-cell>
        </table:table-row>
        <table:table-row table:style-name="ro1">
          <table:table-cell/>
          <table:table-cell office:value-type="float" office:value="2066352" calcext:value-type="float">
            <text:p>2066352</text:p>
          </table:table-cell>
        </table:table-row>
        <table:table-row table:style-name="ro1">
          <table:table-cell/>
          <table:table-cell office:value-type="float" office:value="2398851" calcext:value-type="float">
            <text:p>2398851</text:p>
          </table:table-cell>
        </table:table-row>
        <table:table-row table:style-name="ro1">
          <table:table-cell/>
          <table:table-cell office:value-type="float" office:value="2276111" calcext:value-type="float">
            <text:p>2276111</text:p>
          </table:table-cell>
        </table:table-row>
        <table:table-row table:style-name="ro1">
          <table:table-cell/>
          <table:table-cell office:value-type="float" office:value="1988736" calcext:value-type="float">
            <text:p>1988736</text:p>
          </table:table-cell>
        </table:table-row>
        <table:table-row table:style-name="ro1">
          <table:table-cell/>
          <table:table-cell office:value-type="float" office:value="2206541" calcext:value-type="float">
            <text:p>2206541</text:p>
          </table:table-cell>
        </table:table-row>
        <table:table-row table:style-name="ro1">
          <table:table-cell/>
          <table:table-cell office:value-type="float" office:value="2199634" calcext:value-type="float">
            <text:p>2199634</text:p>
          </table:table-cell>
        </table:table-row>
        <table:table-row table:style-name="ro1">
          <table:table-cell/>
          <table:table-cell office:value-type="float" office:value="2110854" calcext:value-type="float">
            <text:p>2110854</text:p>
          </table:table-cell>
        </table:table-row>
        <table:table-row table:style-name="ro1">
          <table:table-cell/>
          <table:table-cell office:value-type="float" office:value="2144664" calcext:value-type="float">
            <text:p>2144664</text:p>
          </table:table-cell>
        </table:table-row>
        <table:table-row table:style-name="ro1">
          <table:table-cell/>
          <table:table-cell office:value-type="float" office:value="2231235" calcext:value-type="float">
            <text:p>2231235</text:p>
          </table:table-cell>
        </table:table-row>
        <table:table-row table:style-name="ro1">
          <table:table-cell/>
          <table:table-cell office:value-type="float" office:value="3235789" calcext:value-type="float">
            <text:p>3235789</text:p>
          </table:table-cell>
        </table:table-row>
        <table:table-row table:style-name="ro1">
          <table:table-cell/>
          <table:table-cell office:value-type="float" office:value="3114255" calcext:value-type="float">
            <text:p>3114255</text:p>
          </table:table-cell>
        </table:table-row>
        <table:table-row table:style-name="ro1">
          <table:table-cell/>
          <table:table-cell office:value-type="float" office:value="2725582" calcext:value-type="float">
            <text:p>2725582</text:p>
          </table:table-cell>
        </table:table-row>
        <table:table-row table:style-name="ro1">
          <table:table-cell/>
          <table:table-cell office:value-type="float" office:value="2195061" calcext:value-type="float">
            <text:p>2195061</text:p>
          </table:table-cell>
        </table:table-row>
        <table:table-row table:style-name="ro1">
          <table:table-cell/>
          <table:table-cell office:value-type="float" office:value="2267765" calcext:value-type="float">
            <text:p>2267765</text:p>
          </table:table-cell>
        </table:table-row>
        <table:table-row table:style-name="ro1">
          <table:table-cell/>
          <table:table-cell office:value-type="float" office:value="2104496" calcext:value-type="float">
            <text:p>2104496</text:p>
          </table:table-cell>
        </table:table-row>
        <table:table-row table:style-name="ro1">
          <table:table-cell/>
          <table:table-cell office:value-type="float" office:value="1988323" calcext:value-type="float">
            <text:p>1988323</text:p>
          </table:table-cell>
        </table:table-row>
        <table:table-row table:style-name="ro1">
          <table:table-cell/>
          <table:table-cell office:value-type="float" office:value="1976255" calcext:value-type="float">
            <text:p>1976255</text:p>
          </table:table-cell>
        </table:table-row>
        <table:table-row table:style-name="ro1">
          <table:table-cell/>
          <table:table-cell office:value-type="float" office:value="2080255" calcext:value-type="float">
            <text:p>2080255</text:p>
          </table:table-cell>
        </table:table-row>
        <table:table-row table:style-name="ro1">
          <table:table-cell/>
          <table:table-cell office:value-type="float" office:value="2307225" calcext:value-type="float">
            <text:p>2307225</text:p>
          </table:table-cell>
        </table:table-row>
        <table:table-row table:style-name="ro1">
          <table:table-cell/>
          <table:table-cell office:value-type="float" office:value="2864871" calcext:value-type="float">
            <text:p>2864871</text:p>
          </table:table-cell>
        </table:table-row>
        <table:table-row table:style-name="ro1">
          <table:table-cell/>
          <table:table-cell office:value-type="float" office:value="2240769" calcext:value-type="float">
            <text:p>2240769</text:p>
          </table:table-cell>
        </table:table-row>
        <table:table-row table:style-name="ro1">
          <table:table-cell/>
          <table:table-cell office:value-type="float" office:value="2049155" calcext:value-type="float">
            <text:p>2049155</text:p>
          </table:table-cell>
        </table:table-row>
        <table:table-row table:style-name="ro1">
          <table:table-cell/>
          <table:table-cell office:value-type="float" office:value="2222989" calcext:value-type="float">
            <text:p>2222989</text:p>
          </table:table-cell>
        </table:table-row>
        <table:table-row table:style-name="ro1">
          <table:table-cell/>
          <table:table-cell office:value-type="float" office:value="2046816" calcext:value-type="float">
            <text:p>2046816</text:p>
          </table:table-cell>
        </table:table-row>
        <table:table-row table:style-name="ro1">
          <table:table-cell/>
          <table:table-cell office:value-type="float" office:value="2241458" calcext:value-type="float">
            <text:p>2241458</text:p>
          </table:table-cell>
        </table:table-row>
        <table:table-row table:style-name="ro1">
          <table:table-cell/>
          <table:table-cell office:value-type="float" office:value="3451705" calcext:value-type="float">
            <text:p>3451705</text:p>
          </table:table-cell>
        </table:table-row>
        <table:table-row table:style-name="ro1">
          <table:table-cell/>
          <table:table-cell office:value-type="float" office:value="2921936" calcext:value-type="float">
            <text:p>2921936</text:p>
          </table:table-cell>
        </table:table-row>
        <table:table-row table:style-name="ro1">
          <table:table-cell/>
          <table:table-cell office:value-type="float" office:value="2559334" calcext:value-type="float">
            <text:p>2559334</text:p>
          </table:table-cell>
        </table:table-row>
        <table:table-row table:style-name="ro1">
          <table:table-cell/>
          <table:table-cell office:value-type="float" office:value="2319480" calcext:value-type="float">
            <text:p>2319480</text:p>
          </table:table-cell>
        </table:table-row>
        <table:table-row table:style-name="ro1">
          <table:table-cell/>
          <table:table-cell office:value-type="float" office:value="2005999" calcext:value-type="float">
            <text:p>2005999</text:p>
          </table:table-cell>
        </table:table-row>
        <table:table-row table:style-name="ro1">
          <table:table-cell/>
          <table:table-cell office:value-type="float" office:value="2224356" calcext:value-type="float">
            <text:p>2224356</text:p>
          </table:table-cell>
        </table:table-row>
        <table:table-row table:style-name="ro1">
          <table:table-cell/>
          <table:table-cell office:value-type="float" office:value="2188967" calcext:value-type="float">
            <text:p>2188967</text:p>
          </table:table-cell>
        </table:table-row>
        <table:table-row table:style-name="ro1">
          <table:table-cell/>
          <table:table-cell office:value-type="float" office:value="2193410" calcext:value-type="float">
            <text:p>2193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2:08:49.151571570</meta:creation-date>
    <dc:date>2018-05-14T22:10:15.506921825</dc:date>
    <meta:editing-duration>PT1M28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19cm" svg:height="8.994cm" xlink:href=".." xlink:type="simple" chart:class="chart:line" chart:style-name="ch1">
        <chart:legend chart:legend-position="end" svg:x="35.756cm" svg:y="4.198cm" style:legend-expansion="high" chart:style-name="ch2"/>
        <chart:plot-area chart:style-name="ch3" table:cell-range-address="Sheet1.B1:Sheet1.B500" svg:x="0.76cm" svg:y="0.179cm" svg:width="34.236cm" svg:height="8.636cm">
          <chartooo:coordinate-region svg:x="2.307cm" svg:y="0.3cm" svg:width="32.689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0923">
                <text:p>1310923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3278">
                <text:p>1183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1397">
                <text:p>1191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3738">
                <text:p>1193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1568">
                <text:p>116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3541">
                <text:p>1333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5583">
                <text:p>1305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5912">
                <text:p>12159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8155">
                <text:p>121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7078">
                <text:p>1257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7071">
                <text:p>1347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7300">
                <text:p>1197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9887">
                <text:p>1179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9391">
                <text:p>1309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7069">
                <text:p>1167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95172">
                <text:p>1195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8750">
                <text:p>1228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1304">
                <text:p>1211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5587">
                <text:p>1265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5892">
                <text:p>1175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2506">
                <text:p>1302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9908">
                <text:p>1169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3825">
                <text:p>1223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7980">
                <text:p>12879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222">
                <text:p>1300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6180">
                <text:p>1226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857">
                <text:p>1306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2608">
                <text:p>1302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0823">
                <text:p>12508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45007">
                <text:p>1245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3487">
                <text:p>1243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2714">
                <text:p>1202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92505">
                <text:p>1192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41153">
                <text:p>1241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4639">
                <text:p>1274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1004">
                <text:p>1281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2076">
                <text:p>1262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7921">
                <text:p>13079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2544">
                <text:p>133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6574">
                <text:p>1186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13373">
                <text:p>1413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1645">
                <text:p>138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66084">
                <text:p>1366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1488">
                <text:p>1201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0860">
                <text:p>12508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7973">
                <text:p>1337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3620">
                <text:p>13036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5305">
                <text:p>12653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74397">
                <text:p>2274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95968">
                <text:p>2095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99486">
                <text:p>13994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76890">
                <text:p>13768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7240">
                <text:p>1337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0879">
                <text:p>1250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87566">
                <text:p>1287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1234">
                <text:p>14812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8045">
                <text:p>1508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4791">
                <text:p>1394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71349">
                <text:p>12713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43280">
                <text:p>13432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6735">
                <text:p>1316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24439">
                <text:p>14244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6505">
                <text:p>1456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7662">
                <text:p>14376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0871">
                <text:p>12408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3829">
                <text:p>12838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29620">
                <text:p>14296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3419">
                <text:p>14034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18688">
                <text:p>141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3706">
                <text:p>1273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1976">
                <text:p>1321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6761">
                <text:p>14367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26627">
                <text:p>14266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45420">
                <text:p>15454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20195">
                <text:p>1420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68378">
                <text:p>1368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5382">
                <text:p>13453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2713">
                <text:p>1572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9009">
                <text:p>14090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48147">
                <text:p>12481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6518">
                <text:p>1246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95310">
                <text:p>12953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22717">
                <text:p>1422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02667">
                <text:p>1402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08317">
                <text:p>1908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5883">
                <text:p>2655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64658">
                <text:p>11646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6615">
                <text:p>11866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3584">
                <text:p>1173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14342">
                <text:p>14143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39290">
                <text:p>14392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4920">
                <text:p>14049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80108">
                <text:p>11801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18454">
                <text:p>12184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7077">
                <text:p>1327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4961">
                <text:p>14149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9314">
                <text:p>12793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0174">
                <text:p>195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35607">
                <text:p>22356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3840">
                <text:p>15738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38829">
                <text:p>14388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81821">
                <text:p>17818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68000">
                <text:p>1968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76180">
                <text:p>2176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75110">
                <text:p>2275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41735">
                <text:p>19417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19847">
                <text:p>20198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27514">
                <text:p>22275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59098">
                <text:p>22590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5085">
                <text:p>20150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35442">
                <text:p>23354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77850">
                <text:p>20778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8104">
                <text:p>2008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2016">
                <text:p>2112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80497">
                <text:p>19804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01223">
                <text:p>19012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89688">
                <text:p>21896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48976">
                <text:p>25489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81981">
                <text:p>28819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25578">
                <text:p>23255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64424">
                <text:p>20644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11702">
                <text:p>20117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61995">
                <text:p>2261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22686">
                <text:p>23226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29633">
                <text:p>20296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11453">
                <text:p>20114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9932">
                <text:p>22399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06667">
                <text:p>210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14436">
                <text:p>19144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76399">
                <text:p>2076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03872">
                <text:p>21038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14828">
                <text:p>23148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75774">
                <text:p>21757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28983">
                <text:p>23289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22701">
                <text:p>23227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39813">
                <text:p>23398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21290">
                <text:p>21212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00476">
                <text:p>27004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91962">
                <text:p>28919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50008">
                <text:p>2150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8768">
                <text:p>21087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18956">
                <text:p>20189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01814">
                <text:p>28018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71376">
                <text:p>27713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14757">
                <text:p>22147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36938">
                <text:p>20369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67007">
                <text:p>22670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28980">
                <text:p>23289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19694">
                <text:p>2119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28677">
                <text:p>20286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64699">
                <text:p>21646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69040">
                <text:p>23690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64495">
                <text:p>2264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92233">
                <text:p>21922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59882">
                <text:p>22598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24419">
                <text:p>20244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83433">
                <text:p>19834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34269">
                <text:p>23342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75069">
                <text:p>2275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42977">
                <text:p>20429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51321">
                <text:p>23513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74494">
                <text:p>22744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13573">
                <text:p>21135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9759">
                <text:p>20197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50761">
                <text:p>22507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76789">
                <text:p>26767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25136">
                <text:p>3225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04701">
                <text:p>28047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41448">
                <text:p>21414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67715">
                <text:p>2167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62442">
                <text:p>19624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80194">
                <text:p>2080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98430">
                <text:p>23984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39146">
                <text:p>203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9323">
                <text:p>22093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79797">
                <text:p>22797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65336">
                <text:p>20653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97973">
                <text:p>19979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12297">
                <text:p>20122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43181">
                <text:p>22431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89725">
                <text:p>20897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97411">
                <text:p>20974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43698">
                <text:p>23436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13157">
                <text:p>21131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47295">
                <text:p>22472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3431">
                <text:p>22334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48134">
                <text:p>23481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31885">
                <text:p>2131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20982">
                <text:p>22209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8988">
                <text:p>22489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13999">
                <text:p>3313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18706">
                <text:p>31187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27247">
                <text:p>26272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27726">
                <text:p>23277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5198">
                <text:p>21051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24384">
                <text:p>20243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42259">
                <text:p>21422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94478">
                <text:p>2094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3058">
                <text:p>20130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2651">
                <text:p>20226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42247">
                <text:p>22422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57167">
                <text:p>20571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82997">
                <text:p>19829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17647">
                <text:p>211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21825">
                <text:p>21218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6365">
                <text:p>20863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1400">
                <text:p>19714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67751">
                <text:p>21677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46698">
                <text:p>26466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85722">
                <text:p>34857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11860">
                <text:p>30118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62951">
                <text:p>24629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15207">
                <text:p>20152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54041">
                <text:p>20540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01172">
                <text:p>22011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84043">
                <text:p>2284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47442">
                <text:p>21474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57873">
                <text:p>19578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94497">
                <text:p>19944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47077">
                <text:p>19470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6255">
                <text:p>22162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30775">
                <text:p>28307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86812">
                <text:p>25868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15055">
                <text:p>2215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31173">
                <text:p>29311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10823">
                <text:p>29108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03348">
                <text:p>26033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7937">
                <text:p>22679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99824">
                <text:p>20998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46969">
                <text:p>22469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24444">
                <text:p>22244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76777">
                <text:p>21767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53652">
                <text:p>22536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93362">
                <text:p>21933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89632">
                <text:p>21896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21566">
                <text:p>21215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96367">
                <text:p>21963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1158">
                <text:p>21711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7516">
                <text:p>20075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61822">
                <text:p>21618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09349">
                <text:p>28093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75821">
                <text:p>32758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01512">
                <text:p>28015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32812">
                <text:p>22328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24500">
                <text:p>22245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57479">
                <text:p>19574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63007">
                <text:p>20630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88900">
                <text:p>22889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93293">
                <text:p>20932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26892">
                <text:p>20268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36423">
                <text:p>24364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50777">
                <text:p>28507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62185">
                <text:p>31621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46426">
                <text:p>28464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87681">
                <text:p>20876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49274">
                <text:p>21492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54854">
                <text:p>20548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27181">
                <text:p>23271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75692">
                <text:p>21756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53493">
                <text:p>19534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06429">
                <text:p>20064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82915">
                <text:p>22829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98793">
                <text:p>21987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67705">
                <text:p>19677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87404">
                <text:p>20874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43088">
                <text:p>23430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27759">
                <text:p>20277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80071">
                <text:p>19800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41524">
                <text:p>22415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06079">
                <text:p>22060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30146">
                <text:p>19301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62273">
                <text:p>20622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64529">
                <text:p>23645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80548">
                <text:p>32805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91253">
                <text:p>33912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30777">
                <text:p>25307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15036">
                <text:p>22150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56860">
                <text:p>19568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98422">
                <text:p>19984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99425">
                <text:p>21994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83260">
                <text:p>21832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35509">
                <text:p>21355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5206">
                <text:p>20552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32440">
                <text:p>22324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83534">
                <text:p>20835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64534">
                <text:p>20645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75999">
                <text:p>21759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12154">
                <text:p>26121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10884">
                <text:p>33108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3187">
                <text:p>28831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15231">
                <text:p>21152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7890">
                <text:p>22878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6782">
                <text:p>20067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41036">
                <text:p>22410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76732">
                <text:p>21767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95470">
                <text:p>32954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62318">
                <text:p>31623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82774">
                <text:p>25827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60481">
                <text:p>24604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11103">
                <text:p>21111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52885">
                <text:p>22528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21523">
                <text:p>23215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61424">
                <text:p>21614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13308">
                <text:p>20133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61799">
                <text:p>20617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12097">
                <text:p>24120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68341">
                <text:p>19683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13251">
                <text:p>21132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82420">
                <text:p>18824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36706">
                <text:p>19367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77405">
                <text:p>19774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17738">
                <text:p>26177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07240">
                <text:p>27072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03096">
                <text:p>23030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20293">
                <text:p>26202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40997">
                <text:p>29409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73954">
                <text:p>22739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55546">
                <text:p>22555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22784">
                <text:p>21227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49871">
                <text:p>22498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77118">
                <text:p>21771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89080">
                <text:p>20890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76709">
                <text:p>21767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78628">
                <text:p>22786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47632">
                <text:p>21476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12869">
                <text:p>22128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50282">
                <text:p>22502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78303">
                <text:p>30783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58700">
                <text:p>32587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71952">
                <text:p>27719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77915">
                <text:p>21779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03899">
                <text:p>20038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25563">
                <text:p>21255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84013">
                <text:p>23840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78143">
                <text:p>21781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49529">
                <text:p>20495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96763">
                <text:p>20967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80875">
                <text:p>2280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62646">
                <text:p>30626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81918">
                <text:p>31819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3772">
                <text:p>27737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77992">
                <text:p>23779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08790">
                <text:p>19087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78633">
                <text:p>20786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50263">
                <text:p>22502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54826">
                <text:p>22548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83274">
                <text:p>19832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61888">
                <text:p>20618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185192">
                <text:p>21851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84688">
                <text:p>20846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21227">
                <text:p>19212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28454">
                <text:p>2328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18058">
                <text:p>21180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12557">
                <text:p>21125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45308">
                <text:p>21453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42831">
                <text:p>224283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98790">
                <text:p>319879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29357">
                <text:p>30293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70314">
                <text:p>26703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93545">
                <text:p>22935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47815">
                <text:p>23478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36676">
                <text:p>20366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31893">
                <text:p>23318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66631">
                <text:p>22666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42142">
                <text:p>1942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72091">
                <text:p>20720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64151">
                <text:p>22641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89059">
                <text:p>19890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19066">
                <text:p>22190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95844">
                <text:p>24958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03072">
                <text:p>29030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47022">
                <text:p>31470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07923">
                <text:p>28079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37416">
                <text:p>22374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90982">
                <text:p>22909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61897">
                <text:p>20618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07485">
                <text:p>22074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87049">
                <text:p>22870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91199">
                <text:p>19911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16833">
                <text:p>23168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55709">
                <text:p>21557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83060">
                <text:p>208306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45442">
                <text:p>19454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26996">
                <text:p>21269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73702">
                <text:p>22737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73113">
                <text:p>22731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6634">
                <text:p>20566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57082">
                <text:p>23570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94906">
                <text:p>33949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95797">
                <text:p>32957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32001">
                <text:p>2532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80150">
                <text:p>218015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61459">
                <text:p>20614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98272">
                <text:p>18982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91793">
                <text:p>20917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72796">
                <text:p>18727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51713">
                <text:p>22517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633859">
                <text:p>26338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12038">
                <text:p>28120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53693">
                <text:p>23536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67245">
                <text:p>27672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25559">
                <text:p>28255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14556">
                <text:p>21145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92939">
                <text:p>19929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7471">
                <text:p>20274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04647">
                <text:p>21046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17256">
                <text:p>22172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09593">
                <text:p>22095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62810">
                <text:p>23628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08769">
                <text:p>23087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69977">
                <text:p>20699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38655">
                <text:p>21386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46253">
                <text:p>21462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09995">
                <text:p>24099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69186">
                <text:p>20691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53992">
                <text:p>21539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46209">
                <text:p>21462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27948">
                <text:p>33279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31871">
                <text:p>30318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70353">
                <text:p>25703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28911">
                <text:p>23289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53630">
                <text:p>19536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19805">
                <text:p>20198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01201">
                <text:p>24012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06544">
                <text:p>29065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58639">
                <text:p>32586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49023">
                <text:p>28490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74058">
                <text:p>20740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34097">
                <text:p>22340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41107">
                <text:p>19411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65508">
                <text:p>20655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77291">
                <text:p>22772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22044">
                <text:p>20220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73013">
                <text:p>19730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251113">
                <text:p>22511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207053">
                <text:p>22070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24529">
                <text:p>20245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12910">
                <text:p>20129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10922">
                <text:p>21109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264497">
                <text:p>32644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43997">
                <text:p>31439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783641">
                <text:p>27836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78543">
                <text:p>20785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04677">
                <text:p>22046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40414">
                <text:p>21404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97919">
                <text:p>18979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56301">
                <text:p>20563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30147">
                <text:p>19301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55504">
                <text:p>22555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67547">
                <text:p>32675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24306">
                <text:p>21243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17173">
                <text:p>21171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71949">
                <text:p>19719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124491">
                <text:p>21244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61858">
                <text:p>23618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89721">
                <text:p>20897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99318">
                <text:p>20993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59007">
                <text:p>22590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08114">
                <text:p>27081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214023">
                <text:p>32140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32771">
                <text:p>29327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33243">
                <text:p>21332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52323">
                <text:p>21523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4551">
                <text:p>20945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98761">
                <text:p>23987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6088">
                <text:p>23360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17805">
                <text:p>20178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66352">
                <text:p>20663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98851">
                <text:p>23988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76111">
                <text:p>22761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88736">
                <text:p>19887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06541">
                <text:p>22065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99634">
                <text:p>219963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10854">
                <text:p>21108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44664">
                <text:p>2144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31235">
                <text:p>22312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35789">
                <text:p>32357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14255">
                <text:p>31142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25582">
                <text:p>27255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95061">
                <text:p>21950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67765">
                <text:p>22677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04496">
                <text:p>21044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88323">
                <text:p>19883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76255">
                <text:p>19762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80255">
                <text:p>20802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07225">
                <text:p>23072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64871">
                <text:p>28648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40769">
                <text:p>22407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49155">
                <text:p>20491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22989">
                <text:p>22229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46816">
                <text:p>20468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41458">
                <text:p>22414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51705">
                <text:p>34517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21936">
                <text:p>29219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59334">
                <text:p>25593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19480">
                <text:p>23194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05999">
                <text:p>20059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24356">
                <text:p>22243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88967">
                <text:p>21889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93410">
                <text:p>21934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